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1.228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1252in"/>
    </style:style>
    <style:style style:name="co23" style:family="table-column">
      <style:table-column-properties fo:break-before="auto" style:column-width="3.4244in"/>
    </style:style>
    <style:style style:name="co24" style:family="table-column">
      <style:table-column-properties fo:break-before="auto" style:column-width="8.211in"/>
    </style:style>
    <style:style style:name="co25" style:family="table-column">
      <style:table-column-properties fo:break-before="auto" style:column-width="4.6654in"/>
    </style:style>
    <style:style style:name="co26" style:family="table-column">
      <style:table-column-properties fo:break-before="auto" style:column-width="1.302in"/>
    </style:style>
    <style:style style:name="co27" style:family="table-column">
      <style:table-column-properties fo:break-before="auto" style:column-width="0.6665in"/>
    </style:style>
    <style:style style:name="co28" style:family="table-column">
      <style:table-column-properties fo:break-before="auto" style:column-width="0.5626in"/>
    </style:style>
    <style:style style:name="co29" style:family="table-column">
      <style:table-column-properties fo:break-before="auto" style:column-width="2.9799in"/>
    </style:style>
    <style:style style:name="co30" style:family="table-column">
      <style:table-column-properties fo:break-before="auto" style:column-width="1in"/>
    </style:style>
    <style:style style:name="co31" style:family="table-column">
      <style:table-column-properties fo:break-before="auto" style:column-width="3.1563in"/>
    </style:style>
    <style:style style:name="co32" style:family="table-column">
      <style:table-column-properties fo:break-before="auto" style:column-width="0.9689in"/>
    </style:style>
    <style:style style:name="co33" style:family="table-column">
      <style:table-column-properties fo:break-before="auto" style:column-width="0.889in"/>
    </style:style>
    <style:style style:name="co34" style:family="table-column">
      <style:table-column-properties fo:break-before="auto" style:column-width="2.1047in"/>
    </style:style>
    <style:style style:name="co35" style:family="table-column">
      <style:table-column-properties fo:break-before="auto" style:column-width="4.85in"/>
    </style:style>
    <style:style style:name="co36" style:family="table-column">
      <style:table-column-properties fo:break-before="auto" style:column-width="7.8925in"/>
    </style:style>
    <style:style style:name="co37" style:family="table-column">
      <style:table-column-properties fo:break-before="auto" style:column-width="2.9543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957in" fo:break-before="auto" style:use-optimal-row-height="false"/>
    </style:style>
    <style:style style:name="ro7" style:family="table-row">
      <style:table-row-properties style:row-height="0.1917in" fo:break-before="auto" style:use-optimal-row-height="false"/>
    </style:style>
    <style:style style:name="ro8" style:family="table-row">
      <style:table-row-properties style:row-height="0.5661in" fo:break-before="auto" style:use-optimal-row-height="false"/>
    </style:style>
    <style:style style:name="ro9" style:family="table-row">
      <style:table-row-properties style:row-height="0.1917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1929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0.1972in" fo:break-before="auto" style:use-optimal-row-height="false"/>
    </style:style>
    <style:style style:name="ro15" style:family="table-row">
      <style:table-row-properties style:row-height="0.9016in" fo:break-before="auto" style:use-optimal-row-height="true"/>
    </style:style>
    <style:style style:name="ro16" style:family="table-row">
      <style:table-row-properties style:row-height="1.6063in" fo:break-before="auto" style:use-optimal-row-height="true"/>
    </style:style>
    <style:style style:name="ro17" style:family="table-row">
      <style:table-row-properties style:row-height="0.7252in" fo:break-before="auto" style:use-optimal-row-height="true"/>
    </style:style>
    <style:style style:name="ro18" style:family="table-row">
      <style:table-row-properties style:row-height="0.2283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5835in" fo:break-before="auto" style:use-optimal-row-height="false"/>
    </style:style>
    <style:style style:name="ro21" style:family="table-row">
      <style:table-row-properties style:row-height="0.2189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style:style style:name="ce16"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7"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20"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2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23"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24"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25"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2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7"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9" style:family="table-cell" style:parent-style-name="Default" style:data-style-name="N135">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39" style:family="table-cell" style:parent-style-name="Default" style:data-style-name="N135">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45"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9"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47"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4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50" style:family="table-cell" style:parent-style-name="Default">
      <style:table-cell-properties fo:background-color="transparent" fo:border="none"/>
      <style:paragraph-properties style:writing-mode="page"/>
      <style:text-properties fo:font-style="normal" fo:font-weight="normal"/>
    </style:style>
    <style:style style:name="ce51"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2"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5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54"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55"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56"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57"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58"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59" style:family="table-cell" style:parent-style-name="Default" style:data-style-name="N135">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60" style:family="table-cell" style:parent-style-name="Default" style:data-style-name="N135">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61"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2"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63"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64"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5"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84" style:family="table-cell" style:parent-style-name="Default">
      <style:table-cell-properties fo:background-color="transparent" fo:border="none" style:vertical-align="middle"/>
      <style:paragraph-properties style:writing-mode="page"/>
      <style:text-properties fo:font-style="normal" fo:font-weight="normal"/>
    </style:style>
    <style:style style:name="ce87"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8"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2"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5"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7"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13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108"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112"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42"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43"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145"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47" style:family="table-cell" style:parent-style-name="Default">
      <style:table-cell-properties fo:background-color="transparent" fo:wrap-option="wrap" fo:border="none"/>
      <style:paragraph-properties style:writing-mode="page"/>
      <style:text-properties fo:font-style="normal" fo:font-weight="normal"/>
    </style:style>
    <style:style style:name="ce144"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64"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65"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70"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80"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66"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67"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68"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8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4"/>
    </style:style>
    <style:style style:name="T4" style:family="text">
      <style:text-properties fo:color="#000000" loext:opacity="100%" fo:font-size="10pt" fo:font-style="normal" style:text-underline-style="none" fo:font-weight="bold"/>
    </style:style>
    <style:style style:name="T9" style:family="text">
      <style:text-properties fo:color="#000000" loext:opacity="100%" fo:font-size="14pt" fo:font-style="normal" style:text-underline-style="none" fo:font-weight="bold"/>
    </style:style>
    <style:style style:name="T8" style:family="text">
      <style:text-properties fo:color="#000000" loext:opacity="100%" fo:font-size="11pt" fo:font-style="normal" style:text-underline-style="none" fo:font-weight="bold"/>
    </style:style>
    <style:style style:name="T5" style:family="text">
      <style:text-properties fo:color="#000000" fo:font-size="10pt" fo:font-weight="bold" style:text-underline-style="none" style:text-underline-color="font-color" fo:font-style="normal"/>
    </style:style>
    <style:style style:name="T6" style:family="text">
      <style:text-properties fo:color="#000000" fo:font-size="11pt" fo:font-weight="bold" style:text-underline-style="none" style:text-underline-color="font-color" fo:font-style="normal"/>
    </style:style>
    <style:style style:name="T7" style:family="text">
      <style:text-properties fo:color="#000000" fo:font-size="14pt" fo:font-weight="bold" style:text-underline-style="none" style:text-underline-color="font-color" fo:font-style="normal"/>
    </style:style>
    <style:style style:name="T10" style:family="text">
      <style:text-properties fo:color="#000000" fo:font-size="11pt" style:text-underline-style="none" style:text-underline-color="font-color" fo:font-style="normal" fo:font-weight="normal"/>
    </style:style>
    <style:style style:name="T11" style:family="text">
      <style:text-properties fo:color="#000000" fo:font-size="11pt" fo:font-weight="normal" style:text-underline-style="none" style:text-underline-color="font-color" fo:font-style="normal"/>
    </style:style>
    <style:style style:name="T1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1pt" style:font-size-asian="11pt" style:font-size-complex="11pt"/>
    </style:style>
    <style:style style:name="T15" style:family="text">
      <style:text-properties fo:font-size="11pt" fo:font-weight="normal" style:text-underline-style="none" style:text-underline-color="font-color" fo:font-style="normal" fo:color="#2e3436"/>
    </style:style>
    <style:style style:name="T16"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18" style:family="text">
      <style:text-properties fo:color="#000000" fo:font-size="11pt" fo:font-weight="bold" style:text-underline-style="none" style:text-underline-color="font-color"/>
    </style:style>
    <style:style style:name="T19" style:family="text">
      <style:text-properties fo:color="#000000" fo:font-size="11pt" style:text-underline-style="none" style:text-underline-color="font-color" fo:font-weight="normal" fo:font-style="normal"/>
    </style:style>
    <style:style style:name="T20" style:family="text">
      <style:text-properties fo:font-weight="normal" style:font-weight-asian="normal" style:font-weight-complex="normal"/>
    </style:style>
    <style:style style:name="T21"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s>
      <table:table table:name="Summary" table:style-name="ta1">
        <table:table-column table:style-name="co1" table:default-cell-style-name="ce50"/>
        <table:table-column table:style-name="co2" table:default-cell-style-name="ce50"/>
        <table:table-column table:style-name="co3" table:default-cell-style-name="ce50"/>
        <table:table-column table:style-name="co4" table:default-cell-style-name="ce50"/>
        <table:table-column table:style-name="co5" table:default-cell-style-name="ce50"/>
        <table:table-column table:style-name="co6" table:number-columns-repeated="20" table:default-cell-style-name="ce50"/>
        <table:table-column table:style-name="co7" table:default-cell-style-name="ce50"/>
        <table:table-column table:style-name="co8" table:number-columns-repeated="38" table:default-cell-style-name="ce50"/>
        <table:table-column table:style-name="co9" table:number-columns-repeated="960" table:default-cell-style-name="ce50"/>
        <table:table-row table:style-name="ro1" table:number-rows-repeated="2">
          <table:table-cell table:style-name="ce47" table:number-columns-repeated="23"/>
          <table:table-cell table:number-columns-repeated="1001"/>
        </table:table-row>
        <table:table-row table:style-name="ro1">
          <table:table-cell table:style-name="ce47"/>
          <table:table-cell table:style-name="ce51" office:value-type="string" calcext:value-type="string">
            <text:p><text:span text:style-name="T5">Matrix Topic</text:span></text:p>
          </table:table-cell>
          <table:table-cell table:style-name="ce55" office:value-type="string" calcext:value-type="string">
            <text:p><text:span text:style-name="T7">Device Management Library and Firmware</text:span></text:p>
          </table:table-cell>
          <table:table-cell table:style-name="ce47" table:number-columns-repeated="20"/>
          <table:table-cell table:number-columns-repeated="1001"/>
        </table:table-row>
        <table:table-row table:style-name="ro1">
          <table:table-cell table:style-name="ce47"/>
          <table:table-cell table:style-name="ce51" office:value-type="string" calcext:value-type="string">
            <text:p><text:span text:style-name="T5">Project</text:span></text:p>
          </table:table-cell>
          <table:table-cell table:style-name="ce51" office:value-type="string" calcext:value-type="string">
            <text:p><text:span text:style-name="T5">ET SOC 1</text:span></text:p>
          </table:table-cell>
          <table:table-cell table:style-name="ce47" table:number-columns-repeated="20"/>
          <table:table-cell table:number-columns-repeated="1001"/>
        </table:table-row>
        <table:table-row table:style-name="ro1">
          <table:table-cell table:style-name="ce47"/>
          <table:table-cell table:style-name="ce51" office:value-type="string" calcext:value-type="string">
            <text:p><text:span text:style-name="T5">Owner(s)</text:span></text:p>
          </table:table-cell>
          <table:table-cell table:style-name="ce51" office:value-type="string" calcext:value-type="string">
            <text:p><text:span text:style-name="T5">Mentor</text:span></text:p>
          </table:table-cell>
          <table:table-cell table:style-name="ce47" table:number-columns-repeated="20"/>
          <table:table-cell table:number-columns-repeated="1001"/>
        </table:table-row>
        <table:table-row table:style-name="ro1" table:number-rows-repeated="2">
          <table:table-cell table:style-name="ce47" table:number-columns-repeated="23"/>
          <table:table-cell table:number-columns-repeated="1001"/>
        </table:table-row>
        <table:table-row table:style-name="ro1">
          <table:table-cell table:style-name="ce48"/>
          <table:table-cell table:style-name="ce52" office:value-type="string" calcext:value-type="string" table:number-columns-spanned="4" table:number-rows-spanned="1">
            <text:p><text:span text:style-name="T6">Revision History</text:span></text:p>
          </table:table-cell>
          <table:covered-table-cell table:number-columns-repeated="3"/>
          <table:table-cell table:style-name="ce48" table:number-columns-repeated="18"/>
          <table:table-cell table:number-columns-repeated="1001"/>
        </table:table-row>
        <table:table-row table:style-name="ro1">
          <table:table-cell table:style-name="ce48"/>
          <table:table-cell table:style-name="ce52" office:value-type="string" calcext:value-type="string">
            <text:p><text:span text:style-name="T6">Matrix Rev.</text:span></text:p>
          </table:table-cell>
          <table:table-cell table:style-name="ce56" office:value-type="string" calcext:value-type="string">
            <text:p><text:span text:style-name="T6">Change Description</text:span></text:p>
          </table:table-cell>
          <table:table-cell table:style-name="ce56" office:value-type="string" calcext:value-type="string">
            <text:p><text:span text:style-name="T6">Person of Change</text:span></text:p>
          </table:table-cell>
          <table:table-cell table:style-name="ce56" office:value-type="string" calcext:value-type="string">
            <text:p><text:span text:style-name="T6">Date of Change</text:span></text:p>
          </table:table-cell>
          <table:table-cell table:style-name="ce48" table:number-columns-repeated="20"/>
          <table:table-cell table:number-columns-repeated="999"/>
        </table:table-row>
        <table:table-row table:style-name="ro1">
          <table:table-cell table:style-name="ce47"/>
          <table:table-cell table:style-name="ce53" office:value-type="string" calcext:value-type="string">
            <text:p><text:span text:style-name="T6">1.0</text:span></text:p>
          </table:table-cell>
          <table:table-cell table:style-name="ce57" office:value-type="string" calcext:value-type="string">
            <text:p><text:span text:style-name="T6">Created draft template</text:span></text:p>
          </table:table-cell>
          <table:table-cell table:style-name="ce51" office:value-type="string" calcext:value-type="string">
            <text:p><text:span text:style-name="T5">Shankar Jayaratnam</text:span></text:p>
          </table:table-cell>
          <table:table-cell table:style-name="ce59" office:value-type="date" office:date-value="2020-02-05" calcext:value-type="date">
            <text:p>02-05-20</text:p>
          </table:table-cell>
          <table:table-cell table:style-name="ce47" table:number-columns-repeated="20"/>
          <table:table-cell table:number-columns-repeated="999"/>
        </table:table-row>
        <table:table-row table:style-name="ro1">
          <table:table-cell table:style-name="ce47"/>
          <table:table-cell table:style-name="ce53" office:value-type="string" calcext:value-type="string">
            <text:p><text:span text:style-name="T6">1.1</text:span></text:p>
          </table:table-cell>
          <table:table-cell table:style-name="ce57" office:value-type="string" calcext:value-type="string">
            <text:p><text:span text:style-name="T6">Added Device Management Tess</text:span></text:p>
          </table:table-cell>
          <table:table-cell table:style-name="ce51" office:value-type="string" calcext:value-type="string">
            <text:p><text:span text:style-name="T5">Etsam Anjum</text:span></text:p>
          </table:table-cell>
          <table:table-cell table:style-name="ce60" office:value-type="date" office:date-value="2021-03-01" calcext:value-type="date">
            <text:p>03-01-21</text:p>
          </table:table-cell>
          <table:table-cell table:style-name="ce47" table:number-columns-repeated="20"/>
          <table:table-cell table:number-columns-repeated="999"/>
        </table:table-row>
        <table:table-row table:style-name="ro1">
          <table:table-cell table:style-name="ce47"/>
          <table:table-cell table:style-name="ce53"/>
          <table:table-cell table:style-name="ce58"/>
          <table:table-cell table:style-name="ce47"/>
          <table:table-cell table:style-name="ce59"/>
          <table:table-cell table:style-name="ce47" table:number-columns-repeated="20"/>
          <table:table-cell table:number-columns-repeated="999"/>
        </table:table-row>
        <table:table-row table:style-name="ro1">
          <table:table-cell table:style-name="ce47"/>
          <table:table-cell table:style-name="ce54"/>
          <table:table-cell table:style-name="ce47" table:number-columns-repeated="23"/>
          <table:table-cell table:number-columns-repeated="999"/>
        </table:table-row>
        <table:table-row table:style-name="ro1">
          <table:table-cell table:style-name="ce47"/>
          <table:table-cell table:style-name="ce54"/>
          <table:table-cell table:style-name="ce47"/>
          <table:table-cell table:style-name="ce51" office:value-type="string" calcext:value-type="string">
            <text:p><text:span text:style-name="T5"> </text:span></text:p>
          </table:table-cell>
          <table:table-cell table:style-name="ce55" office:value-type="string" calcext:value-type="string">
            <text:p><text:span text:style-name="T7"> </text:span></text:p>
          </table:table-cell>
          <table:table-cell table:style-name="ce47" table:number-columns-repeated="20"/>
          <table:table-cell table:number-columns-repeated="999"/>
        </table:table-row>
        <table:table-row table:style-name="ro1">
          <table:table-cell table:style-name="ce47"/>
          <table:table-cell table:style-name="ce54"/>
          <table:table-cell table:style-name="ce47"/>
          <table:table-cell table:style-name="ce51" office:value-type="string" calcext:value-type="string">
            <text:p><text:span text:style-name="T5"> </text:span></text:p>
          </table:table-cell>
          <table:table-cell table:style-name="ce51" office:value-type="string" calcext:value-type="string">
            <text:p><text:span text:style-name="T5"> </text:span></text:p>
          </table:table-cell>
          <table:table-cell table:style-name="ce47" table:number-columns-repeated="20"/>
          <table:table-cell table:number-columns-repeated="999"/>
        </table:table-row>
        <table:table-row table:style-name="ro1">
          <table:table-cell table:style-name="ce47"/>
          <table:table-cell table:style-name="ce54"/>
          <table:table-cell table:style-name="ce47"/>
          <table:table-cell table:style-name="ce51" office:value-type="string" calcext:value-type="string">
            <text:p><text:span text:style-name="T5"> </text:span></text:p>
          </table:table-cell>
          <table:table-cell table:style-name="ce51" office:value-type="string" calcext:value-type="string">
            <text:p><text:span text:style-name="T5"> </text:span></text:p>
          </table:table-cell>
          <table:table-cell table:style-name="ce47"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50"/>
        <table:table-column table:style-name="co10" table:default-cell-style-name="ce50"/>
        <table:table-column table:style-name="co6" table:number-columns-repeated="3" table:default-cell-style-name="ce50"/>
        <table:table-column table:style-name="co7" table:number-columns-repeated="20" table:default-cell-style-name="ce50"/>
        <table:table-column table:style-name="co8" table:number-columns-repeated="38" table:default-cell-style-name="ce50"/>
        <table:table-column table:style-name="co9" table:number-columns-repeated="960" table:default-cell-style-name="ce50"/>
        <table:table-row table:style-name="ro4" table:number-rows-repeated="2">
          <table:table-cell table:style-name="ce48" table:number-columns-repeated="23"/>
          <table:table-cell table:number-columns-repeated="1001"/>
        </table:table-row>
        <table:table-row table:style-name="ro4">
          <table:table-cell table:style-name="ce48" table:number-columns-repeated="2"/>
          <table:table-cell table:style-name="ce61" office:value-type="string" calcext:value-type="string">
            <text:p><text:span text:style-name="T6">Test Matrix Instructions: Version 1.0   02/04/2020</text:span></text:p>
          </table:table-cell>
          <table:table-cell table:style-name="ce48" table:number-columns-repeated="20"/>
          <table:table-cell table:number-columns-repeated="1001"/>
        </table:table-row>
        <table:table-row table:style-name="ro4">
          <table:table-cell table:style-name="ce48" table:number-columns-repeated="23"/>
          <table:table-cell table:number-columns-repeated="1001"/>
        </table:table-row>
        <table:table-row table:style-name="ro4">
          <table:table-cell table:style-name="ce48" table:number-columns-repeated="2"/>
          <table:table-cell table:style-name="ce62" office:value-type="string" calcext:value-type="string">
            <text:p><text:span text:style-name="T6">Format</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Summary page should be completed for all test matrices.  Should be kept up to date for revision info.</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All other sheets should have the format shown in the "TestPlan"  example sheet (an exception would be the rollup page the spc team uses for counting tasks to do).</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User may create as many extra Feature sheets as needed to organize data.  Key is to ORGANIZE your info</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Copy this sheet before adding your info so that you have a blank template handy for when you need to create a new sheet</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Do NOT change the names of any of the existing columns in the Test Matrix (the post processing scripts look for those exact names)</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Users can add additional columns to the spreadsheet for their own use.  New columns are best added at the right after the comments section</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For specifics on what content should go in each column, roll your cursor over the top row of the column and a popup note will provide info on what should be added</text:span></text:p>
          </table:table-cell>
          <table:table-cell table:style-name="ce48" table:number-columns-repeated="20"/>
          <table:table-cell table:number-columns-repeated="1001"/>
        </table:table-row>
        <table:table-row table:style-name="ro4" table:number-rows-repeated="4">
          <table:table-cell table:style-name="ce48" table:number-columns-repeated="23"/>
          <table:table-cell table:number-columns-repeated="1001"/>
        </table:table-row>
        <table:table-row table:style-name="ro4">
          <table:table-cell table:style-name="ce48" table:number-columns-repeated="2"/>
          <table:table-cell table:style-name="ce62" office:value-type="string" calcext:value-type="string">
            <text:p><text:span text:style-name="T6">Content</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Matrix should be organized to follow the Specification. that it is testing</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The doc. column in the matrix (Column A) should be filled out per section or item so that the test or feature info in the matrix is linked to the document that describes it</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There should be a line item in the matrix for all relevant or interesting features/items/cases in the Spec</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Even items in the Spec that are not explicitly tested in your plan should be called out to address who owns testing to ensure no gaps</text:span></text:p>
          </table:table-cell>
          <table:table-cell table:style-name="ce48" table:number-columns-repeated="20"/>
          <table:table-cell table:number-columns-repeated="1001"/>
        </table:table-row>
        <table:table-row table:style-name="ro4" table:number-rows-repeated="3">
          <table:table-cell table:style-name="ce48" table:number-columns-repeated="23"/>
          <table:table-cell table:number-columns-repeated="1001"/>
        </table:table-row>
        <table:table-row table:style-name="ro4">
          <table:table-cell table:style-name="ce48" table:number-columns-repeated="2"/>
          <table:table-cell table:style-name="ce62" office:value-type="string" calcext:value-type="string">
            <text:p><text:span text:style-name="T6">Background</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Users will enter plan data in this Matrix</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Matrix will be used along with SW/HW Specification for reviews for completeness</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Scripts will be used to pull info from this matrix</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A web page will track expected data supplied by this matrix vs. what has been written and released and is in use in regressions</text:span></text:p>
          </table:table-cell>
          <table:table-cell table:style-name="ce48" table:number-columns-repeated="20"/>
          <table:table-cell table:number-columns-repeated="1001"/>
        </table:table-row>
        <table:table-row table:style-name="ro4">
          <table:table-cell table:style-name="ce48" table:number-columns-repeated="2"/>
          <table:table-cell table:style-name="ce61" office:value-type="string" calcext:value-type="string">
            <text:p><text:span text:style-name="T6">Statistics will be available on work completed vs work left to do.</text:span></text:p>
          </table:table-cell>
          <table:table-cell table:style-name="ce48"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63" office:value-type="string" calcext:value-type="string">
            <text:p><text:span text:style-name="T6">Terminology</text:span></text:p>
          </table:table-cell>
          <table:table-cell table:style-name="ce78" table:number-columns-repeated="2"/>
          <table:table-cell table:style-name="ce22"/>
          <table:table-cell table:style-name="ce68"/>
          <table:table-cell table:style-name="ce65"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6">
          <table:table-cell table:style-name="ce63" office:value-type="string" calcext:value-type="string" table:number-columns-spanned="1024" table:number-rows-spanned="1">
            <text:p><text:span text:style-name="T6">Positive Testing:</text:span><text:span text:style-name="T10"> Tests that validate functionality of a given interface in response to expected input args, in supported usage model</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Labels:</text:span><text:span text:style-name="T10"> Labels are useful. ctest -L &lt;label&gt; executes all tests with label</text:span></text:p>
          </table:table-cell>
          <table:covered-table-cell table:number-columns-repeated="2" table:style-name="ce78"/>
          <table:covered-table-cell table:style-name="ce64"/>
          <table:covered-table-cell table:style-name="ce63"/>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4" office:value-type="string" calcext:value-type="string" table:number-columns-spanned="1024" table:number-rows-spanned="1">
            <text:p><text:span text:style-name="T6">PCIE:</text:span><text:span text:style-name="T10"> Tests is for etsoc1-pcie-driver</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SYSEMU:</text:span><text:span text:style-name="T10"> Tests is for SysEMU</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OPS:</text:span><text:span text:style-name="T10"> Tests involving operations on ops node</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MGMT:</text:span><text:span text:style-name="T10"> Tests involving operations on mgmt node</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FUNCTIONAL:</text:span><text:span text:style-name="T10"> Test case simply validates some functionality</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STRESS:</text:span><text:span text:style-name="T10"> Multiple/longer cycles of test to see if the test functionality remains consistent</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UNIT:</text:span><text:span text:style-name="T10"> Tests only part of system, e.g: one ioctl</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SYSTEM: </text:span><text:span text:style-name="T10">Tests multiple functionalities involved in a flow</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7">
          <table:table-cell table:style-name="ce63"/>
          <table:table-cell table:style-name="ce78" table:number-columns-repeated="2"/>
          <table:table-cell table:style-name="ce50"/>
          <table:table-cell table:style-name="ce95"/>
          <table:table-cell table:style-name="ce50"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6">
          <table:table-cell table:style-name="ce63" office:value-type="string" calcext:value-type="string">
            <text:p><text:span text:style-name="T6">Guidelines for test creators</text:span></text:p>
          </table:table-cell>
          <table:table-cell table:style-name="ce78" table:number-columns-repeated="2"/>
          <table:table-cell table:style-name="ce50"/>
          <table:table-cell table:style-name="ce95"/>
          <table:table-cell table:style-name="ce65" table:number-columns-repeated="2"/>
          <table:table-cell table:style-name="ce112" table:number-columns-repeated="27"/>
          <table:table-cell table:style-name="ce50" table:number-columns-repeated="990"/>
        </table:table-row>
        <table:table-row table:style-name="ro6">
          <table:table-cell table:style-name="ce64"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4"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4"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4"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7">
          <table:table-cell table:style-name="ce65"/>
          <table:table-cell table:style-name="ce78" table:number-columns-repeated="2"/>
          <table:table-cell table:style-name="ce50"/>
          <table:table-cell table:style-name="ce95"/>
          <table:table-cell table:style-name="ce78"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10"> System level testing of functionality provided by DM library. Includes both positive and negative testing.</text:span></text:p>
          </table:table-cell>
          <table:covered-table-cell table:number-columns-repeated="2" table:style-name="ce78"/>
          <table:covered-table-cell table:style-name="ce50"/>
          <table:covered-table-cell table:style-name="ce95"/>
          <table:covered-table-cell table:number-columns-repeated="2" table:style-name="ce50"/>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31" office:value-type="string" calcext:value-type="string" table:number-columns-spanned="1024" table:number-rows-spanned="1">
            <text:p><text:span text:style-name="T6">Note:</text:span><text:span text:style-name="T10"> All tests listed in the plan shall be implemented and executed for PCIe driver environments.</text:span></text:p>
          </table:table-cell>
          <table:covered-table-cell table:number-columns-repeated="2" table:style-name="ce78"/>
          <table:covered-table-cell table:style-name="ce50"/>
          <table:covered-table-cell table:style-name="ce95"/>
          <table:covered-table-cell table:number-columns-repeated="2" table:style-name="ce50"/>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78" table:number-columns-repeated="20"/>
          <table:table-cell table:style-name="ce50" table:number-columns-repeated="970"/>
        </table:table-row>
        <table:table-row table:style-name="ro9">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50" table:number-columns-repeated="990"/>
        </table:table-row>
        <table:table-row table:style-name="ro10">
          <table:table-cell table:style-name="ce64" office:value-type="string" calcext:value-type="string">
            <text:p>FUNCTIONAL</text:p>
          </table:table-cell>
          <table:table-cell table:style-name="ce97" office:value-type="string" calcext:value-type="string" table:number-columns-spanned="1" table:number-rows-spanned="11">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78"/>
          <table:table-cell table:style-name="ce74" office:value-type="string" calcext:value-type="string">
            <text:p><text:span text:style-name="T11">Gets the manufacture name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1">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AssetTrackingCmds.getModulePartNumber</text:p>
          </table:table-cell>
          <table:table-cell table:style-name="ce78"/>
          <table:table-cell table:style-name="ce74" office:value-type="string" calcext:value-type="string">
            <text:p><text:span text:style-name="T11">Gets the part number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AssetTrackingCmds.setAndGetModulePartNumber</text:p>
          </table:table-cell>
          <table:table-cell table:style-name="ce78"/>
          <table:table-cell table:style-name="ce74" office:value-type="string" calcext:value-type="string">
            <text:p>Gets the default part number, then sets the test part number and gets the part number and compares them. Reverts back to default values.</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AssetTrackingCmds.getModuleSerialNumber</text:p>
          </table:table-cell>
          <table:table-cell table:style-name="ce78"/>
          <table:table-cell table:style-name="ce74" office:value-type="string" calcext:value-type="string">
            <text:p><text:span text:style-name="T11">Gets the serial number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AssetTrackingCmds.getASICChipRevision</text:p>
          </table:table-cell>
          <table:table-cell table:style-name="ce78"/>
          <table:table-cell table:style-name="ce74" office:value-type="string" calcext:value-type="string">
            <text:p><text:span text:style-name="T11">Gets the chip revision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AssetTrackingCmds.getModulePCIENumPortsMaxSpeed</text:p>
          </table:table-cell>
          <table:table-cell table:style-name="ce78"/>
          <table:table-cell table:style-name="ce74" office:value-type="string" calcext:value-type="string">
            <text:p><text:span text:style-name="T11">Gets the chip revision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AssetTrackingCmds.getModuleMemorySizeMB</text:p>
          </table:table-cell>
          <table:table-cell table:style-name="ce78"/>
          <table:table-cell table:style-name="ce74" office:value-type="string" calcext:value-type="string">
            <text:p><text:span text:style-name="T11">Gets the chip revision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AssetTrackingCmds.getModuleRevision</text:p>
          </table:table-cell>
          <table:table-cell table:style-name="ce78"/>
          <table:table-cell table:style-name="ce74" office:value-type="string" calcext:value-type="string">
            <text:p><text:span text:style-name="T11">Gets the module revision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AssetTrackingCmds.getModuleFormFactor</text:p>
          </table:table-cell>
          <table:table-cell table:style-name="ce78"/>
          <table:table-cell table:style-name="ce74" office:value-type="string" calcext:value-type="string">
            <text:p><text:span text:style-name="T11">Gets the module form factor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AssetTrackingCmds.getModuleMemoryVendorPartNumber</text:p>
          </table:table-cell>
          <table:table-cell table:style-name="ce78"/>
          <table:table-cell table:style-name="ce74" office:value-type="string" calcext:value-type="string">
            <text:p><text:span text:style-name="T11">Gets the memory vendor part number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AssetTrackingCmds.getModuleMemoryType</text:p>
          </table:table-cell>
          <table:table-cell table:style-name="ce78"/>
          <table:table-cell table:style-name="ce74" office:value-type="string" calcext:value-type="string">
            <text:p><text:span text:style-name="T11">Gets the module memory type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table-cell table:style-name="ce78" office:value-type="string" calcext:value-type="string" table:number-columns-spanned="1" table:number-rows-spanned="12">
            <text:p>FunctionalTestDevMgmtApiThermalAndPowerMonitoringCmds.cpp</text:p>
          </table:table-cell>
          <table:table-cell table:style-name="ce64" office:value-type="string" calcext:value-type="string">
            <text:p>deviceManagement:FunctionalTestDevMgmtApiThermalAndPowerMonitoringCmds.getModulePowerState</text:p>
          </table:table-cell>
          <table:table-cell table:style-name="ce78"/>
          <table:table-cell table:style-name="ce74" office:value-type="string" calcext:value-type="string">
            <text:p><text:span text:style-name="T11">Sets the power state and reads it back. The two stat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78" table:number-columns-repeated="32"/>
          <table:table-cell table:style-name="ce50" table:number-columns-repeated="958"/>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setAndGetModuleStaticTDPLevel</text:p>
          </table:table-cell>
          <table:table-cell table:style-name="ce78"/>
          <table:table-cell table:style-name="ce74" office:value-type="string" calcext:value-type="string">
            <text:p><text:span text:style-name="T11">Sets the TDP level and reads it back. The two level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78" table:number-columns-repeated="3"/>
          <table:table-cell table:style-name="ce145"/>
          <table:table-cell table:style-name="ce78" table:number-columns-repeated="54"/>
          <table:table-cell table:style-name="ce50" table:number-columns-repeated="958"/>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setAndGetModuleTemperatureThreshold</text:p>
          </table:table-cell>
          <table:table-cell table:style-name="ce78"/>
          <table:table-cell table:style-name="ce74" office:value-type="string" calcext:value-type="string">
            <text:p><text:span text:style-name="T11">Sets the temperature threshol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getModuleResidencyThrottleState</text:p>
          </table:table-cell>
          <table:table-cell table:style-name="ce78"/>
          <table:table-cell table:style-name="ce74" office:value-type="string" calcext:value-type="string">
            <text:p><text:span text:style-name="T11">Gets the module time spend in the throttling state. Test is passed if the DM request return status is a succes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78" table:number-columns-repeated="32"/>
          <table:table-cell table:style-name="ce50" table:number-columns-repeated="958"/>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getModuleUptime</text:p>
          </table:table-cell>
          <table:table-cell table:style-name="ce78"/>
          <table:table-cell table:style-name="ce74" office:value-type="string" calcext:value-type="string">
            <text:p><text:span text:style-name="T11">Gets the module up time since the restart. Test is passed if the return status is a succes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getModulePower</text:p>
          </table:table-cell>
          <table:table-cell table:style-name="ce78"/>
          <table:table-cell table:style-name="ce74" office:value-type="string" calcext:value-type="string">
            <text:p><text:span text:style-name="T11">Gets the module power  Test is passed if the return status is a success. Better check would be to make sure return power stays within extreme limits. Limits will be shared by the E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getModuleVoltage</text:p>
          </table:table-cell>
          <table:table-cell table:style-name="ce78"/>
          <table:table-cell table:style-name="ce74" office:value-type="string" calcext:value-type="string">
            <text:p><text:span text:style-name="T11">Gets the module voltage.Test is passed if the return status is a success. Better check would be to make sure return voltage stays within extreme limits. Limits will be shared by the E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setAndGetModuleVoltage</text:p>
          </table:table-cell>
          <table:table-cell table:style-name="ce78"/>
          <table:table-cell table:style-name="ce74" office:value-type="string" calcext:value-type="string">
            <text:p>Gets the default module voltage. Sets new voltages and get them back and expect that values set are within 5% of set voltage values. Revert back to default voltage.</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Yes</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getModuleCurrentTemperature</text:p>
          </table:table-cell>
          <table:table-cell table:style-name="ce78"/>
          <table:table-cell table:style-name="ce74" office:value-type="string" calcext:value-type="string">
            <text:p><text:span text:style-name="T11">Gets the module temperature The test is passed if the DM request return status is a success. Just to catch insane value, a range check can be imposed e.g the max cannot exceed 20% above the upper threshold limi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getModuleResidencyPowerState</text:p>
          </table:table-cell>
          <table:table-cell table:style-name="ce78"/>
          <table:table-cell table:style-name="ce74" office:value-type="string" calcext:value-type="string">
            <text:p>Gets the module residency power state.</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setModuleActivePowerManagement</text:p>
          </table:table-cell>
          <table:table-cell table:style-name="ce78"/>
          <table:table-cell table:style-name="ce74" office:value-type="string" calcext:value-type="string">
            <text:p>Gets the module active power.</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ThermalAndPowerMonitoringCmds.setThrottlePowerStatus</text:p>
          </table:table-cell>
          <table:table-cell table:style-name="ce78"/>
          <table:table-cell table:style-name="ce74" office:value-type="string" calcext:value-type="string">
            <text:p>Sets the module throttle power status</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50" table:number-columns-repeated="990"/>
        </table:table-row>
        <table:table-row table:style-name="ro10">
          <table:table-cell table:style-name="ce64" office:value-type="string" calcext:value-type="string">
            <text:p>FUNCTIONAL</text:p>
          </table:table-cell>
          <table:table-cell table:style-name="ce78"/>
          <table:table-cell table:style-name="ce64" office:value-type="string" calcext:value-type="string">
            <text:p>deviceManagement:FunctionalTestDevMgmtApiThermalAndPowerMonitoringCmds.setAndGetModuleFrequency</text:p>
          </table:table-cell>
          <table:table-cell table:style-name="ce78"/>
          <table:table-cell table:style-name="ce74" office:value-type="string" calcext:value-type="string">
            <text:p>Sets the list of test frequency pairs {minion, noc} and read them back to validate if frequencies are set properly.</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50" table:number-columns-repeated="990"/>
        </table:table-row>
        <table:table-row table:style-name="ro13">
          <table:table-cell table:style-name="ce64" office:value-type="string" calcext:value-type="string">
            <text:p>FUNCTIONAL</text:p>
          </table:table-cell>
          <table:table-cell table:style-name="ce78" office:value-type="string" calcext:value-type="string" table:number-columns-spanned="1" table:number-rows-spanned="4">
            <text:p>FunctionalTestDevMgmtApiHistoricalExtremeValCmds.cpp</text:p>
          </table:table-cell>
          <table:table-cell table:style-name="ce64" office:value-type="string" calcext:value-type="string">
            <text:p>deviceManagement:FunctionalTestDevMgmtApiHistoricalExtremeValCmds.getModuleMaxTemperature</text:p>
          </table:table-cell>
          <table:table-cell table:style-name="ce78"/>
          <table:table-cell table:style-name="ce74" office:value-type="string" calcext:value-type="string">
            <text:p><text:span text:style-name="T11">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50" table:number-columns-repeated="990"/>
        </table:table-row>
        <table:table-row table:style-name="ro13">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HistoricalExtremeValCmds.getModuleMaxMemoryErrors</text:p>
          </table:table-cell>
          <table:table-cell table:style-name="ce78"/>
          <table:table-cell table:style-name="ce74" office:value-type="string" calcext:value-type="string">
            <text:p><text:span text:style-name="T11">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50" table:number-columns-repeated="990"/>
        </table:table-row>
        <table:table-row table:style-name="ro13">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HistoricalExtremeValCmds.getModuleMaxDDRBW</text:p>
          </table:table-cell>
          <table:table-cell table:style-name="ce78"/>
          <table:table-cell table:style-name="ce74" office:value-type="string" calcext:value-type="string">
            <text:p><text:span text:style-name="T11">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50" table:number-columns-repeated="990"/>
        </table:table-row>
        <table:table-row table:style-name="ro13">
          <table:table-cell table:style-name="ce64" office:value-type="string" calcext:value-type="string">
            <text:p>FUNCTIONAL</text:p>
          </table:table-cell>
          <table:covered-table-cell table:style-name="ce78"/>
          <table:table-cell table:style-name="ce64" office:value-type="string" calcext:value-type="string">
            <text:p><text:span text:style-name="T12">deviceManagement:FunctionalTestDevMgmtApiHistoricalExtremeValCmds</text:span>.getModuleMaxThrottleTime</text:p>
          </table:table-cell>
          <table:table-cell table:style-name="ce78"/>
          <table:table-cell table:style-name="ce74" office:value-type="string" calcext:value-type="string">
            <text:p><text:span text:style-name="T11">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table-cell table:style-name="ce78" office:value-type="string" calcext:value-type="string" table:number-columns-spanned="1" table:number-rows-spanned="3">
            <text:p>FunctionalTestDevMgmtApiErrorControlCmds.cpp</text:p>
          </table:table-cell>
          <table:table-cell table:style-name="ce64" office:value-type="string" calcext:value-type="string">
            <text:p>deviceManagement:FunctionalTestDevMgmtApiErrorControlCmds.setAndGetDDRECCThresholdCount</text:p>
          </table:table-cell>
          <table:table-cell table:style-name="ce78"/>
          <table:table-cell table:style-name="ce74" office:value-type="string" calcext:value-type="string">
            <text:p><text:span text:style-name="T11">Sets the DDR Correctable errors threshol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table-cell table:style-name="ce146"/>
          <table:table-cell table:style-name="ce112"/>
          <table:table-cell table:style-name="ce63" office:value-type="string" calcext:value-type="string">
            <text:p><text:span text:style-name="T6">Get threshold service is unsupported</text:span></text:p>
          </table:table-cell>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ErrorControlCmds.setAndGetSRAMECCThresholdCount</text:p>
          </table:table-cell>
          <table:table-cell table:style-name="ce78"/>
          <table:table-cell table:style-name="ce74" office:value-type="string" calcext:value-type="string">
            <text:p><text:span text:style-name="T11">Sets the SRAM Correctable errors threshol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3"/>
          <table:table-cell table:style-name="ce63" office:value-type="string" calcext:value-type="string">
            <text:p><text:span text:style-name="T6">Get threshold service is unsupported</text:span></text:p>
          </table:table-cell>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ErrorControlCmds.setAndGetPCIEECCThresholdCount</text:p>
          </table:table-cell>
          <table:table-cell table:style-name="ce78"/>
          <table:table-cell table:style-name="ce74" office:value-type="string" calcext:value-type="string">
            <text:p><text:span text:style-name="T11">Sets the SRAM Correctable errors threshol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3"/>
          <table:table-cell table:style-name="ce63" office:value-type="string" calcext:value-type="string">
            <text:p><text:span text:style-name="T6">Get threshold service is unsupported</text:span></text:p>
          </table:table-cell>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table-cell table:style-name="ce78" office:value-type="string" calcext:value-type="string" table:number-columns-spanned="1" table:number-rows-spanned="14">
            <text:p>FunctionalTestDevMgmtApiLinkMgmtCmds.cpp</text:p>
          </table:table-cell>
          <table:table-cell table:style-name="ce64" office:value-type="string" calcext:value-type="string">
            <text:p>deviceManagement:FunctionalTestDevMgmtApiLinkMgmtCmds.getPCIEECCUECCCount</text:p>
          </table:table-cell>
          <table:table-cell table:style-name="ce78"/>
          <table:table-cell table:style-name="ce74" office:value-type="string" calcext:value-type="string">
            <text:p><text:span text:style-name="T11">Gets the PCIE correctable/un-correctable error count The test is passed if the return status of DM command is success. Just to catch insane value a range check can be added as well.</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LinkMgmtCmds.getDDRECCUECCCount</text:p>
          </table:table-cell>
          <table:table-cell table:style-name="ce78"/>
          <table:table-cell table:style-name="ce74" office:value-type="string" calcext:value-type="string">
            <text:p><text:span text:style-name="T11">Gets the DDR correctable/un-correctable error count The test is passed if the return status of DM command is success. Just to catch insane value, a range check can be added as well</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78" table:number-columns-repeated="32"/>
          <table:table-cell table:style-name="ce50" table:number-columns-repeated="958"/>
        </table:table-row>
        <table:table-row table:style-name="ro12">
          <table:table-cell table:style-name="ce64" office:value-type="string" calcext:value-type="string">
            <text:p>FUNCTIONAL</text:p>
          </table:table-cell>
          <table:covered-table-cell table:style-name="ce78"/>
          <table:table-cell table:style-name="ce64" office:value-type="string" calcext:value-type="string">
            <text:p>deviceManagement:FunctionalTestDevMgmtApiLinkMgmtCmds.getSRAMECCUECCCount</text:p>
          </table:table-cell>
          <table:table-cell table:style-name="ce78"/>
          <table:table-cell table:style-name="ce74" office:value-type="string" calcext:value-type="string">
            <text:p><text:span text:style-name="T11">Gets the SRAM correctable/un-correctable error count The test is passed if the return status of DM command is success. Just to catch insane value a range check can be added as well.</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LinkMgmtCmds.getDDRBWCounter</text:p>
          </table:table-cell>
          <table:table-cell table:style-name="ce78"/>
          <table:table-cell table:style-name="ce74" office:value-type="string" calcext:value-type="string">
            <text:p><text:span text:style-name="T11">Gets the DDR BW Counters. The test is passed if the return status of DM command is success. Just to catch insane value, a range check can be imposed.</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12">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LinkMgmtCmds.setPCIELinkSpeed</text:p>
          </table:table-cell>
          <table:table-cell table:style-name="ce78"/>
          <table:table-cell table:style-name="ce74" office:value-type="string" calcext:value-type="string">
            <text:p><text:span text:style-name="T11">Sets the PCIE link spee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08" table:number-columns-repeated="2"/>
          <table:table-cell table:style-name="ce112" table:number-columns-repeated="3"/>
          <table:table-cell table:style-name="ce63" office:value-type="string" calcext:value-type="string">
            <text:p><text:span text:style-name="T6">Get PCIE link speed service is unsupported</text:span></text:p>
          </table:table-cell>
          <table:table-cell table:style-name="ce108" table:number-columns-repeated="2"/>
          <table:table-cell table:style-name="ce144" table:number-columns-repeated="18"/>
          <table:table-cell table:style-name="ce78" table:number-columns-repeated="32"/>
          <table:table-cell table:style-name="ce50" table:number-columns-repeated="958"/>
        </table:table-row>
        <table:table-row table:style-name="ro10">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LinkMgmtCmds.setPCIELaneWidth</text:p>
          </table:table-cell>
          <table:table-cell table:style-name="ce78"/>
          <table:table-cell table:style-name="ce74" office:value-type="string" calcext:value-type="string">
            <text:p><text:span text:style-name="T11">Sets the PCIE Lane Width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table-cell table:style-name="ce50" office:value-type="string" calcext:value-type="string">
            <text:p><text:span text:style-name="T11">Get PCIE linke widrh service is unsupported</text:span></text:p>
          </table:table-cell>
          <table:table-cell table:style-name="ce50" table:number-columns-repeated="1010"/>
        </table:table-row>
        <table:table-row table:style-name="ro10">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LinkMgmtCmds.setPCIERetrainPhy</text:p>
          </table:table-cell>
          <table:table-cell table:style-name="ce78"/>
          <table:table-cell table:style-name="ce74" office:value-type="string" calcext:value-type="string">
            <text:p><text:span text:style-name="T11">Retrains PCIe phy. The test is passed if the return status of DM command is success. Needs further qualification.</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0">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PerfMgmtCmds.getASICFrequencies</text:p>
          </table:table-cell>
          <table:table-cell table:style-name="ce78"/>
          <table:table-cell table:style-name="ce74" office:value-type="string" calcext:value-type="string">
            <text:p><text:span text:style-name="T11">Gets ASIC frequencies. The test is passed if the return status of DM command is succes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0">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PerfMgmtCmds.getDRAMBW</text:p>
          </table:table-cell>
          <table:table-cell table:style-name="ce78"/>
          <table:table-cell table:style-name="ce74" office:value-type="string" calcext:value-type="string">
            <text:p><text:span text:style-name="T11">Duplicates 5.4</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0">
          <table:table-cell table:style-name="ce64" office:value-type="string" calcext:value-type="string">
            <text:p>FUNCTIONAL</text:p>
          </table:table-cell>
          <table:covered-table-cell table:style-name="ce78"/>
          <table:table-cell table:style-name="ce46" office:value-type="string" calcext:value-type="string">
            <text:p>deviceManagement:FunctionalTestDevMgmtApiPerfMgmtCmds.getDRAMCapacityUtilization</text:p>
          </table:table-cell>
          <table:table-cell table:style-name="ce78"/>
          <table:table-cell table:style-name="ce74" office:value-type="string" calcext:value-type="string">
            <text:p><text:span text:style-name="T11">Gets DRAM capacity utilization  The test is passed if the return status of DM command is succes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2">
          <table:table-cell table:style-name="ce64" office:value-type="string" calcext:value-type="string">
            <text:p>FUNCTIONAL</text:p>
          </table:table-cell>
          <table:covered-table-cell table:style-name="ce78"/>
          <table:table-cell table:style-name="ce50" office:value-type="string" calcext:value-type="string">
            <text:p>deviceManagement:FunctionalTestDevMgmtApiPerfMgmtCmds.getASICPerCoreDatapathUtilization</text:p>
          </table:table-cell>
          <table:table-cell table:style-name="ce78"/>
          <table:table-cell table:style-name="ce74" office:value-type="string" calcext:value-type="string">
            <text:p><text:span text:style-name="T11">Gets ASIC per core utilization. The test is passed if the return status of DM command is success.&lt;Needs further qualification&g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2">
          <table:table-cell table:style-name="ce64" office:value-type="string" calcext:value-type="string">
            <text:p>FUNCTIONAL</text:p>
          </table:table-cell>
          <table:covered-table-cell table:style-name="ce78"/>
          <table:table-cell table:style-name="ce50" office:value-type="string" calcext:value-type="string">
            <text:p>deviceManagement:FunctionalTestDevMgmtApiPerfMgmtCmds.getASICUtilization</text:p>
          </table:table-cell>
          <table:table-cell table:style-name="ce78"/>
          <table:table-cell table:style-name="ce74" office:value-type="string" calcext:value-type="string">
            <text:p><text:span text:style-name="T11">Gets  complete ASIC utilization. The test is passed if the return status of DM command is success.&lt;Needs further qualification&g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2">
          <table:table-cell table:style-name="ce64" office:value-type="string" calcext:value-type="string">
            <text:p>FUNCTIONAL</text:p>
          </table:table-cell>
          <table:covered-table-cell table:style-name="ce78"/>
          <table:table-cell table:style-name="ce50" office:value-type="string" calcext:value-type="string">
            <text:p>deviceManagement:FunctionalTestDevMgmtApiPerfMgmtCmds.getASICStalls</text:p>
          </table:table-cell>
          <table:table-cell table:style-name="ce78"/>
          <table:table-cell table:style-name="ce74" office:value-type="string" calcext:value-type="string">
            <text:p><text:span text:style-name="T11">Gets  complete ASIC stalls. The test is passed if the return status of DM command is success.&lt;Needs further qualification&g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0">
          <table:table-cell table:style-name="ce64" office:value-type="string" calcext:value-type="string">
            <text:p>FUNCTIONAL</text:p>
          </table:table-cell>
          <table:covered-table-cell table:style-name="ce78"/>
          <table:table-cell table:style-name="ce50" office:value-type="string" calcext:value-type="string">
            <text:p>deviceManagement:FunctionalTestDevMgmtApiPerfMgmtCmds.getASICLatency</text:p>
          </table:table-cell>
          <table:table-cell table:style-name="ce78"/>
          <table:table-cell table:style-name="ce74" office:value-type="string" calcext:value-type="string">
            <text:p><text:span text:style-name="T11">Gets the ASIC latency.  The test is passed if success response is received</text:span></text:p>
          </table:table-cell>
          <table:table-cell table:style-name="ce78"/>
          <table:table-cell table:style-name="ce135" table:content-validation-name="val1" office:value-type="string" calcext:value-type="string">
            <text:p>Done</text:p>
          </table:table-cell>
          <table:table-cell table:style-name="ce78" table:number-columns-repeated="4"/>
          <table:table-cell table:style-name="ce145"/>
          <table:table-cell table:style-name="ce78" table:number-columns-repeated="13"/>
          <table:table-cell table:style-name="ce50" table:number-columns-repeated="999"/>
        </table:table-row>
        <table:table-row table:style-name="ro10">
          <table:table-cell table:style-name="ce64" office:value-type="string" calcext:value-type="string">
            <text:p>FUNCTIONAL</text:p>
          </table:table-cell>
          <table:table-cell table:style-name="ce78" office:value-type="string" calcext:value-type="string" table:number-columns-spanned="1" table:number-rows-spanned="5">
            <text:p>FunctionalTestDevMgmtApiFirmwareMgmtCmds.cpp</text:p>
          </table:table-cell>
          <table:table-cell table:style-name="ce50" office:value-type="string" calcext:value-type="string">
            <text:p>deviceManagement:FunctionalTestDevMgmtApiFirmwareMgmtCmds.getMMErrorCount</text:p>
          </table:table-cell>
          <table:table-cell table:style-name="ce78"/>
          <table:table-cell table:style-name="ce74" office:value-type="string" calcext:value-type="string">
            <text:p><text:span text:style-name="T11">Gets the MM error count. The test is passed if success response is received</text:span></text:p>
          </table:table-cell>
          <table:table-cell table:style-name="ce78"/>
          <table:table-cell table:style-name="ce135" table:content-validation-name="val1" office:value-type="string" calcext:value-type="string">
            <text:p>Done</text:p>
          </table:table-cell>
          <table:table-cell table:style-name="ce78" table:number-columns-repeated="4"/>
          <table:table-cell table:style-name="ce145"/>
          <table:table-cell table:style-name="ce78" table:number-columns-repeated="13"/>
          <table:table-cell table:style-name="ce50" table:number-columns-repeated="999"/>
        </table:table-row>
        <table:table-row table:style-name="ro10">
          <table:table-cell table:style-name="ce64" office:value-type="string" calcext:value-type="string">
            <text:p>FUNCTIONAL</text:p>
          </table:table-cell>
          <table:covered-table-cell table:style-name="ce78"/>
          <table:table-cell table:style-name="ce50" office:value-type="string" calcext:value-type="string">
            <text:p>deviceManagement:FunctionalTestDevMgmtApiFirmwareMgmtCmds.getFWBootstatus</text:p>
          </table:table-cell>
          <table:table-cell table:style-name="ce78"/>
          <table:table-cell table:style-name="ce74" office:value-type="string" calcext:value-type="string">
            <text:p><text:span text:style-name="T11">Gets device firmware boot status. The test is passed if success response is received</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2">
          <table:table-cell table:style-name="ce64" office:value-type="string" calcext:value-type="string">
            <text:p>FUNCTIONAL</text:p>
          </table:table-cell>
          <table:covered-table-cell table:style-name="ce78"/>
          <table:table-cell table:style-name="ce50" office:value-type="string" calcext:value-type="string">
            <text:p>deviceManagement:FunctionalTestDevMgmtApiFirmwareMgmtCmds.getModuleFWRevision</text:p>
          </table:table-cell>
          <table:table-cell table:style-name="ce78"/>
          <table:table-cell table:style-name="ce74" office:value-type="string" calcext:value-type="string">
            <text:p><text:span text:style-name="T11">Gets device firmware revision. The test is passed if success response is received and firmware version matches pre defined valu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10">
          <table:table-cell table:style-name="ce64" office:value-type="string" calcext:value-type="string">
            <text:p>FUNCTIONAL</text:p>
          </table:table-cell>
          <table:covered-table-cell table:style-name="ce78"/>
          <table:table-cell table:style-name="ce50" office:value-type="string" calcext:value-type="string">
            <text:p><text:span text:style-name="T12">deviceManagement:FunctionalTestDevMgmtApiFirmwareMgmtCmds</text:span>.setSpRootCertificate</text:p>
          </table:table-cell>
          <table:table-cell table:style-name="ce78"/>
          <table:table-cell table:style-name="ce74" office:value-type="string" calcext:value-type="string">
            <text:p><text:span text:style-name="T11">Set the root certificate of service processor. </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7"/>
          <table:table-cell table:style-name="ce50" table:number-columns-repeated="1012"/>
        </table:table-row>
        <table:table-row table:style-name="ro6">
          <table:table-cell table:style-name="ce64" office:value-type="string" calcext:value-type="string">
            <text:p>FUNCTIONAL</text:p>
          </table:table-cell>
          <table:covered-table-cell table:style-name="ce78"/>
          <table:table-cell table:style-name="ce50" office:value-type="string" calcext:value-type="string">
            <text:p>deviceManagement:FunctionalTestDevMgmtApiFirmwareMgmtCmds.updateFirmwareImage</text:p>
          </table:table-cell>
          <table:table-cell table:style-name="ce78"/>
          <table:table-cell table:style-name="ce74" office:value-type="string" calcext:value-type="string">
            <text:p>Update firmware image</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142"/>
          <table:table-cell table:style-name="ce50" table:number-columns-repeated="1012"/>
        </table:table-row>
        <table:table-row table:style-name="ro6">
          <table:table-cell table:style-name="ce64" office:value-type="string" calcext:value-type="string">
            <text:p>FUNCTIONAL</text:p>
          </table:table-cell>
          <table:table-cell table:style-name="ce98" office:value-type="string" calcext:value-type="string" table:number-columns-spanned="1" table:number-rows-spanned="7">
            <text:p>fwupdate.sh.in</text:p>
          </table:table-cell>
          <table:table-cell table:style-name="ce50"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style-name="ce142" office:value-type="string" calcext:value-type="string">
            <text:p>1. Firmware update code in SP BL2 needs to be extended to perform verification checks on input update image before writing the image on flash. </text:p>
          </table:table-cell>
          <table:table-cell table:style-name="ce142" office:value-type="string" calcext:value-type="string">
            <text:p>1. Firmware update code in SP BL2 needs to be extended to perform verification checks on input update image before writing the image on flash.</text:p>
          </table:table-cell>
          <table:table-cell table:style-name="ce142"/>
          <table:table-cell table:number-columns-repeated="1011"/>
        </table:table-row>
        <table:table-row table:style-name="ro7">
          <table:table-cell table:style-name="ce64" office:value-type="string" calcext:value-type="string">
            <text:p>FUNCTIONAL</text:p>
          </table:table-cell>
          <table:covered-table-cell/>
          <table:table-cell table:style-name="ce50"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64" office:value-type="string" calcext:value-type="string">
            <text:p>FUNCTIONAL</text:p>
          </table:table-cell>
          <table:covered-table-cell/>
          <table:table-cell table:style-name="ce102" office:value-type="string" calcext:value-type="string">
            <text:p><text:span text:style-name="T13">deviceManagement:fwupdate.</text:span><text:span text:style-name="T14">verifyRequiredRegionsPresence</text:span></text:p>
          </table:table-cell>
          <table:table-cell/>
          <table:table-cell table:style-name="ce74" office:value-type="string" calcext:value-type="string">
            <text:p>Verify input image has all the required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64" office:value-type="string" calcext:value-type="string">
            <text:p>FUNCTIONAL</text:p>
          </table:table-cell>
          <table:covered-table-cell/>
          <table:table-cell table:style-name="ce102" office:value-type="string" calcext:value-type="string">
            <text:p><text:span text:style-name="T13">deviceManagement:fwupdate.</text:span><text:span text:style-name="T14">verifyRegionsChecksum</text:span></text:p>
          </table:table-cell>
          <table:table-cell/>
          <table:table-cell table:style-name="ce74" office:value-type="string" calcext:value-type="string">
            <text:p>Verify region info checksum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3"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3"/>
          <table:table-cell table:number-columns-repeated="1011"/>
        </table:table-row>
        <table:table-row table:style-name="ro7">
          <table:table-cell table:style-name="ce64" office:value-type="string" calcext:value-type="string">
            <text:p>FUNCTIONAL</text:p>
          </table:table-cell>
          <table:covered-table-cell/>
          <table:table-cell table:style-name="ce102" office:value-type="string" calcext:value-type="string">
            <text:p><text:span text:style-name="T13">deviceManagement:fwupdate.</text:span><text:span text:style-name="T14">verifyRegionsOffsetAndSize</text:span></text:p>
          </table:table-cell>
          <table:table-cell/>
          <table:table-cell table:style-name="ce74" office:value-type="string" calcext:value-type="string">
            <text:p>Verify offset and size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64" office:value-type="string" calcext:value-type="string">
            <text:p>FUNCTIONAL</text:p>
          </table:table-cell>
          <table:covered-table-cell/>
          <table:table-cell table:style-name="ce102" office:value-type="string" calcext:value-type="string">
            <text:p><text:span text:style-name="T13">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7">
          <table:table-cell table:style-name="ce64" office:value-type="string" calcext:value-type="string">
            <text:p>FUNCTIONAL</text:p>
          </table:table-cell>
          <table:covered-table-cell/>
          <table:table-cell table:style-name="ce102" office:value-type="string" calcext:value-type="string">
            <text:p><text:span text:style-name="T13">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7" table:number-rows-repeated="21">
          <table:table-cell table:number-columns-repeated="1024"/>
        </table:table-row>
        <table:table-row table:style-name="ro7" table:number-rows-repeated="5">
          <table:table-cell table:style-name="ce84" table:number-columns-repeated="2"/>
          <table:table-cell table:style-name="ce50" table:number-columns-repeated="2"/>
          <table:table-cell table:style-name="ce95"/>
          <table:table-cell table:style-name="ce50"/>
          <table:table-cell table:style-name="ce78"/>
          <table:table-cell table:style-name="ce50" table:number-columns-repeated="4"/>
          <table:table-cell table:style-name="ce147"/>
          <table:table-cell table:style-name="ce50" table:number-columns-repeated="1012"/>
        </table:table-row>
        <table:table-row table:style-name="ro7" table:number-rows-repeated="21">
          <table:table-cell table:number-columns-repeated="1024"/>
        </table:table-row>
        <table:table-row table:style-name="ro7" table:number-rows-repeated="15">
          <table:table-cell table:style-name="ce84" table:number-columns-repeated="2"/>
          <table:table-cell table:style-name="ce50" table:number-columns-repeated="2"/>
          <table:table-cell table:style-name="ce95"/>
          <table:table-cell table:style-name="ce50"/>
          <table:table-cell table:style-name="ce78"/>
          <table:table-cell table:style-name="ce50" table:number-columns-repeated="4"/>
          <table:table-cell table:style-name="ce147"/>
          <table:table-cell table:style-name="ce50" table:number-columns-repeated="1012"/>
        </table:table-row>
        <table:table-row table:style-name="ro7">
          <table:table-cell table:style-name="ce87" table:number-columns-repeated="2"/>
          <table:table-cell table:style-name="ce50" table:number-columns-repeated="2"/>
          <table:table-cell table:style-name="ce74"/>
          <table:table-cell table:style-name="ce50"/>
          <table:table-cell table:style-name="ce78"/>
          <table:table-cell table:style-name="ce50" table:number-columns-repeated="4"/>
          <table:table-cell table:style-name="ce147"/>
          <table:table-cell table:style-name="ce50" table:number-columns-repeated="1012"/>
        </table:table-row>
        <table:table-row table:style-name="ro7" table:number-rows-repeated="686">
          <table:table-cell table:style-name="ce84" table:number-columns-repeated="2"/>
          <table:table-cell table:style-name="ce50" table:number-columns-repeated="2"/>
          <table:table-cell table:style-name="ce95"/>
          <table:table-cell table:style-name="ce50"/>
          <table:table-cell table:style-name="ce78"/>
          <table:table-cell table:style-name="ce50" table:number-columns-repeated="4"/>
          <table:table-cell table:style-name="ce147"/>
          <table:table-cell table:style-name="ce50" table:number-columns-repeated="1012"/>
        </table:table-row>
        <table:table-row table:style-name="ro14">
          <table:table-cell table:style-name="ce84" table:number-columns-repeated="2"/>
          <table:table-cell table:style-name="ce50" table:number-columns-repeated="2"/>
          <table:table-cell table:style-name="ce95"/>
          <table:table-cell table:style-name="ce50" table:number-columns-repeated="6"/>
          <table:table-cell table:style-name="ce147"/>
          <table:table-cell table:style-name="ce50" table:number-columns-repeated="1012"/>
        </table:table-row>
        <table:table-row table:style-name="ro4">
          <table:table-cell table:style-name="ce84" table:number-columns-repeated="2"/>
          <table:table-cell table:style-name="ce50" table:number-columns-repeated="2"/>
          <table:table-cell table:style-name="ce95"/>
          <table:table-cell table:style-name="ce50" table:number-columns-repeated="6"/>
          <table:table-cell table:style-name="ce147"/>
          <table:table-cell table:style-name="ce50" table:number-columns-repeated="1012"/>
        </table:table-row>
        <table:table-row table:style-name="ro9" table:number-rows-repeated="1047744">
          <table:table-cell table:number-columns-repeated="1024"/>
        </table:table-row>
        <table:table-row table:style-name="ro9">
          <table:table-cell table:number-columns-repeated="1024"/>
        </table:table-row>
        <calcext:conditional-formats>
          <calcext:conditional-format calcext:target-range-address="Functional.G24:Functional.G80">
            <calcext:condition calcext:apply-style-name="dx_ce71" calcext:value="=&quot;Not in Plan&quot;" calcext:base-cell-address="Functional.G24"/>
          </calcext:conditional-format>
          <calcext:conditional-format calcext:target-range-address="Functional.G24:Functional.G80">
            <calcext:condition calcext:apply-style-name="dx_ce72" calcext:value="=&quot;Plan&quot;" calcext:base-cell-address="Functional.G24"/>
          </calcext:conditional-format>
          <calcext:conditional-format calcext:target-range-address="Functional.G24:Functional.G80">
            <calcext:condition calcext:apply-style-name="dx_ce73" calcext:value="=&quot;Done&quot;" calcext:base-cell-address="Functional.G24"/>
          </calcext:conditional-format>
        </calcext:conditional-formats>
      </table:table>
      <table:table table:name="Integration" table:style-name="ta3">
        <table:table-column table:style-name="co11" table:default-cell-style-name="ce84"/>
        <table:table-column table:style-name="co12" table:default-cell-style-name="ce84"/>
        <table:table-column table:style-name="co13" table:default-cell-style-name="ce50"/>
        <table:table-column-group>
          <table:table-column table:style-name="co14" table:default-cell-style-name="ce50"/>
          <table:table-column table:style-name="co15" table:default-cell-style-name="ce84"/>
          <table:table-column table:style-name="co16" table:default-cell-style-name="ce50"/>
        </table:table-column-group>
        <table:table-column table:style-name="co7" table:default-cell-style-name="ce78"/>
        <table:table-column table:style-name="co17" table:default-cell-style-name="ce50"/>
        <table:table-column table:style-name="co18" table:visibility="collapse" table:number-columns-repeated="3" table:default-cell-style-name="ce50"/>
        <table:table-column table:style-name="co19" table:default-cell-style-name="ce50"/>
        <table:table-column table:style-name="co20" table:default-cell-style-name="ce50"/>
        <table:table-column table:style-name="co21" table:default-cell-style-name="ce50"/>
        <table:table-column table:style-name="co6" table:number-columns-repeated="20" table:default-cell-style-name="ce50"/>
        <table:table-column table:style-name="co8" table:number-columns-repeated="32" table:default-cell-style-name="ce50"/>
        <table:table-column table:style-name="co9" table:number-columns-repeated="958" table:default-cell-style-name="ce50"/>
        <table:table-row table:style-name="ro6">
          <table:table-cell table:style-name="ce63" office:value-type="string" calcext:value-type="string">
            <text:p><text:span text:style-name="T6">Terminology</text:span></text:p>
          </table:table-cell>
          <table:table-cell table:style-name="ce78" table:number-columns-repeated="2"/>
          <table:table-cell table:style-name="ce22" table:number-columns-repeated="2"/>
          <table:table-cell table:style-name="ce65"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number-columns-repeated="990"/>
        </table:table-row>
        <table:table-row table:style-name="ro6">
          <table:table-cell table:style-name="ce63" office:value-type="string" calcext:value-type="string" table:number-columns-spanned="1024" table:number-rows-spanned="1">
            <text:p><text:span text:style-name="T6">Positive Testing:</text:span><text:span text:style-name="T10"> Tests that validate functionality of a given interface in response to expected input args, in supported usage model</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Labels:</text:span><text:span text:style-name="T10"> Labels are useful. ctest -L &lt;label&gt; executes all tests with label</text:span></text:p>
          </table:table-cell>
          <table:covered-table-cell table:number-columns-repeated="2" table:style-name="ce78"/>
          <table:covered-table-cell table:style-name="ce64"/>
          <table:covered-table-cell table:style-name="ce57"/>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6">PCIE:</text:span><text:span text:style-name="T10"> Tests is for etsoc1-pcie-driver</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SYSEMU:</text:span><text:span text:style-name="T10"> Tests is for SysEMU</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OPS:</text:span><text:span text:style-name="T10"> Tests involving operations on ops node</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MGMT:</text:span><text:span text:style-name="T10"> Tests involving operations on mgmt node</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FUNCTIONAL:</text:span><text:span text:style-name="T10"> Test case simply validates some functionality</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STRESS:</text:span><text:span text:style-name="T10"> Multiple/longer cycles of test to see if the test functionality remains consistent</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UNIT:</text:span><text:span text:style-name="T10"> Tests only part of system, e.g: one ioctl</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3" office:value-type="string" calcext:value-type="string" table:number-columns-spanned="1024" table:number-rows-spanned="1">
            <text:p><text:span text:style-name="T6">SYSTEM: </text:span><text:span text:style-name="T10">Tests multiple functionalities involved in a flow</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7">
          <table:table-cell table:style-name="ce63"/>
          <table:table-cell table:style-name="ce78" table:number-columns-repeated="2"/>
          <table:table-cell table:number-columns-repeated="3"/>
          <table:table-cell table:style-name="ce50"/>
          <table:table-cell table:style-name="ce108" table:number-columns-repeated="3"/>
          <table:table-cell table:style-name="ce112" table:number-columns-repeated="4"/>
          <table:table-cell table:style-name="ce108" table:number-columns-repeated="2"/>
          <table:table-cell table:style-name="ce144" table:number-columns-repeated="18"/>
          <table:table-cell table:number-columns-repeated="990"/>
        </table:table-row>
        <table:table-row table:style-name="ro6">
          <table:table-cell table:style-name="ce63" office:value-type="string" calcext:value-type="string">
            <text:p><text:span text:style-name="T6">Guidelines for test creators</text:span></text:p>
          </table:table-cell>
          <table:table-cell table:style-name="ce78" table:number-columns-repeated="2"/>
          <table:table-cell table:number-columns-repeated="2"/>
          <table:table-cell table:style-name="ce65" table:number-columns-repeated="2"/>
          <table:table-cell table:style-name="ce112" table:number-columns-repeated="27"/>
          <table:table-cell table:number-columns-repeated="990"/>
        </table:table-row>
        <table:table-row table:style-name="ro6">
          <table:table-cell table:style-name="ce64"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78"/>
          <table:covered-table-cell table:style-name="ce70"/>
          <table:covered-table-cell table:style-name="ce28"/>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7">
          <table:table-cell table:style-name="ce65"/>
          <table:table-cell table:style-name="ce78" table:number-columns-repeated="2"/>
          <table:table-cell table:number-columns-repeated="2"/>
          <table:table-cell table:style-name="ce78"/>
          <table:table-cell/>
          <table:table-cell table:style-name="ce108" table:number-columns-repeated="3"/>
          <table:table-cell table:style-name="ce112" table:number-columns-repeated="4"/>
          <table:table-cell table:style-name="ce108" table:number-columns-repeated="2"/>
          <table:table-cell table:style-name="ce144" table:number-columns-repeated="18"/>
          <table:table-cell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10"> System level testing of functionality provided by DM library. Includes both positive and negative testing.</text:span></text:p>
          </table:table-cell>
          <table:covered-table-cell table:number-columns-repeated="2" table:style-name="ce78"/>
          <table:covered-table-cell table:number-columns-repeated="3"/>
          <table:covered-table-cell table:style-name="ce50"/>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31" office:value-type="string" calcext:value-type="string" table:number-columns-spanned="1024" table:number-rows-spanned="1">
            <text:p><text:span text:style-name="T6">Note:</text:span><text:span text:style-name="T10"> All tests listed in the plan shall be implemented and executed for PCIe driver environments.</text:span></text:p>
          </table:table-cell>
          <table:covered-table-cell table:number-columns-repeated="2" table:style-name="ce78"/>
          <table:covered-table-cell table:number-columns-repeated="3"/>
          <table:covered-table-cell table:style-name="ce50"/>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78" table:number-columns-repeated="20"/>
          <table:table-cell table:number-columns-repeated="970"/>
        </table:table-row>
        <table:table-row table:style-name="ro7">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7">
          <table:table-cell table:style-name="ce89" table:number-columns-repeated="2"/>
          <table:table-cell table:style-name="ce90" office:value-type="string" calcext:value-type="string">
            <text:p><text:span text:style-name="T6">System/Integration Tests</text:span></text:p>
          </table:table-cell>
          <table:table-cell table:style-name="ce89"/>
          <table:table-cell table:style-name="ce91" office:value-type="string" calcext:value-type="string">
            <text:p><text:span text:style-name="T11">The purpose of this test suite is to make sure that ops and mgmt nodes can be used simultaneously. For mgmt nodes, the tests from 1.1 to 7.1 and 11.x should be executed along with the ops node tests.</text:span></text:p>
          </table:table-cell>
          <table:table-cell table:style-name="ce78"/>
          <table:table-cell table:style-name="ce105" table:content-validation-name="val2" office:value-type="string" calcext:value-type="string">
            <text:p><text:span text:style-name="T11">Plan</text:span></text:p>
          </table:table-cell>
          <table:table-cell table:number-columns-repeated="1017"/>
        </table:table-row>
        <table:table-row table:style-name="ro6">
          <table:table-cell table:style-name="ce64" office:value-type="string" calcext:value-type="string">
            <text:p>INTEGRATION</text:p>
          </table:table-cell>
          <table:table-cell table:style-name="ce78"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78"/>
          <table:table-cell table:style-name="ce87" office:value-type="string" calcext:value-type="string">
            <text:p><text:span text:style-name="T11">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78"/>
          <table:table-cell table:style-name="ce109" office:value-type="string" calcext:value-type="string">
            <text:p><text:span text:style-name="T11">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64" office:value-type="string" calcext:value-type="string">
            <text:p>INTEGRATION</text:p>
          </table:table-cell>
          <table:covered-table-cell table:style-name="ce78"/>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11">Done</text:span></text:p>
          </table:table-cell>
          <table:table-cell table:number-columns-repeated="1017"/>
        </table:table-row>
        <table:table-row table:style-name="ro6">
          <table:table-cell table:style-name="ce64" office:value-type="string" calcext:value-type="string">
            <text:p>INTEGRATION</text:p>
          </table:table-cell>
          <table:covered-table-cell table:style-name="ce78"/>
          <table:table-cell office:value-type="string" calcext:value-type="string">
            <text:p>deviceManagement:IntegrationTestDevMgmtApiCmds.setTraceControl</text:p>
          </table:table-cell>
          <table:table-cell table:style-name="ce78"/>
          <table:table-cell table:style-name="ce87" office:value-type="string" calcext:value-type="string">
            <text:p><text:span text:style-name="T11">Set the trace control, either trace is directed toward serial or trace buffer. </text:span></text:p>
          </table:table-cell>
          <table:table-cell table:style-name="ce78"/>
          <table:table-cell table:style-name="ce109" office:value-type="string" calcext:value-type="string">
            <text:p><text:span text:style-name="T11">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64" office:value-type="string" calcext:value-type="string">
            <text:p>INTEGRATION</text:p>
          </table:table-cell>
          <table:covered-table-cell table:style-name="ce78"/>
          <table:table-cell office:value-type="string" calcext:value-type="string">
            <text:p>deviceManagement:IntegrationTestDevMgmtApiCmds.setTraceConfigure</text:p>
          </table:table-cell>
          <table:table-cell table:style-name="ce78"/>
          <table:table-cell table:style-name="ce87" office:value-type="string" calcext:value-type="string">
            <text:p><text:span text:style-name="T11">Configure trace for different filter/events and check if DM command returns success. </text:span></text:p>
          </table:table-cell>
          <table:table-cell table:style-name="ce78"/>
          <table:table-cell table:style-name="ce109" office:value-type="string" calcext:value-type="string">
            <text:p><text:span text:style-name="T11">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64" office:value-type="string" calcext:value-type="string">
            <text:p>INTEGRATION</text:p>
          </table:table-cell>
          <table:covered-table-cell table:style-name="ce78"/>
          <table:table-cell office:value-type="string" calcext:value-type="string">
            <text:p>deviceManagement:IntegrationTestDevMgmtApiCmds.getTraceBuffer</text:p>
          </table:table-cell>
          <table:table-cell table:style-name="ce78"/>
          <table:table-cell table:style-name="ce87" office:value-type="string" calcext:value-type="string">
            <text:p><text:span text:style-name="T11">Gets the trace buffer and checks if the required trace is obtained. </text:span></text:p>
          </table:table-cell>
          <table:table-cell table:style-name="ce78"/>
          <table:table-cell table:style-name="ce109" office:value-type="string" calcext:value-type="string">
            <text:p><text:span text:style-name="T11">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64" office:value-type="string" calcext:value-type="string">
            <text:p>INTEGRATION</text:p>
          </table:table-cell>
          <table:covered-table-cell table:style-name="ce78"/>
          <table:table-cell office:value-type="string" calcext:value-type="string">
            <text:p><text:span text:style-name="T12">deviceManagement:IntegrationTestDevMgmtApiCmds</text:span>.getMMThreadStateXX</text:p>
          </table:table-cell>
          <table:table-cell table:style-name="ce78"/>
          <table:table-cell table:style-name="ce87" office:value-type="string" calcext:value-type="string">
            <text:p><text:span text:style-name="T11">Gets MM state. The test is passed if the return status of DM command is success. Also, the state is validated against valid range (enums)</text:span></text:p>
          </table:table-cell>
          <table:table-cell table:style-name="ce78"/>
          <table:table-cell table:style-name="ce92" office:value-type="string" calcext:value-type="string">
            <text:p><text:span text:style-name="T11">Plan</text:span></text:p>
          </table:table-cell>
          <table:table-cell table:style-name="ce49" office:value-type="string" calcext:value-type="string">
            <text:p><text:span text:style-name="T6">Yes</text:span></text:p>
          </table:table-cell>
          <table:table-cell table:number-columns-repeated="1016"/>
        </table:table-row>
        <table:table-row table:style-name="ro7">
          <table:table-cell table:style-name="ce78" table:number-columns-repeated="6"/>
          <table:table-cell/>
          <table:table-cell table:style-name="ce78" table:number-columns-repeated="15"/>
          <table:table-cell table:number-columns-repeated="1002"/>
        </table:table-row>
        <table:table-row table:style-name="ro7">
          <table:table-cell table:style-name="ce65"/>
          <table:table-cell table:style-name="ce78" table:number-columns-repeated="2"/>
          <table:table-cell table:number-columns-repeated="1021"/>
        </table:table-row>
        <table:table-row table:style-name="ro6">
          <table:table-cell table:style-name="Default" table:number-columns-repeated="1024"/>
        </table:table-row>
        <table:table-row table:style-name="ro7" table:number-rows-repeated="27">
          <table:table-cell table:style-name="Default" table:number-columns-repeated="1024"/>
        </table:table-row>
        <table:table-row table:style-name="ro7" table:number-rows-repeated="5">
          <table:table-cell table:number-columns-repeated="1024"/>
        </table:table-row>
        <table:table-row table:style-name="ro7" table:number-rows-repeated="21">
          <table:table-cell table:style-name="Default" table:number-columns-repeated="1024"/>
        </table:table-row>
        <table:table-row table:style-name="ro7" table:number-rows-repeated="15">
          <table:table-cell table:number-columns-repeated="1024"/>
        </table:table-row>
        <table:table-row table:style-name="ro7">
          <table:table-cell table:style-name="ce87" table:number-columns-repeated="2"/>
          <table:table-cell table:number-columns-repeated="2"/>
          <table:table-cell table:style-name="ce87"/>
          <table:table-cell table:number-columns-repeated="1019"/>
        </table:table-row>
        <table:table-row table:style-name="ro7" table:number-rows-repeated="686">
          <table:table-cell table:number-columns-repeated="1024"/>
        </table:table-row>
        <table:table-row table:style-name="ro14">
          <table:table-cell table:number-columns-repeated="6"/>
          <table:table-cell table:style-name="ce50"/>
          <table:table-cell table:number-columns-repeated="1017"/>
        </table:table-row>
        <table:table-row table:style-name="ro4">
          <table:table-cell table:number-columns-repeated="6"/>
          <table:table-cell table:style-name="ce50"/>
          <table:table-cell table:number-columns-repeated="1017"/>
        </table:table-row>
      </table:table>
      <table:table table:name="Security"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63" office:value-type="string" calcext:value-type="string">
            <text:p><text:span text:style-name="T6">Terminology</text:span></text:p>
          </table:table-cell>
          <table:table-cell table:style-name="ce78" table:number-columns-repeated="2"/>
          <table:table-cell table:style-name="ce22"/>
          <table:table-cell table:style-name="ce68"/>
          <table:table-cell table:style-name="ce65"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6">
          <table:table-cell table:style-name="ce63" office:value-type="string" calcext:value-type="string" table:number-columns-spanned="1024" table:number-rows-spanned="1">
            <text:p><text:span text:style-name="T6">Positive Testing:</text:span><text:span text:style-name="T10"> Tests that validate functionality of a given interface in response to expected input args, in supported usage model</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Labels:</text:span><text:span text:style-name="T10"> Labels are useful. ctest -L &lt;label&gt; executes all tests with label</text:span></text:p>
          </table:table-cell>
          <table:covered-table-cell table:number-columns-repeated="2" table:style-name="ce78"/>
          <table:covered-table-cell table:style-name="ce64"/>
          <table:covered-table-cell table:style-name="ce63"/>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4" office:value-type="string" calcext:value-type="string" table:number-columns-spanned="1024" table:number-rows-spanned="1">
            <text:p><text:span text:style-name="T6">PCIE:</text:span><text:span text:style-name="T10"> Tests is for etsoc1-pcie-driver</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SYSEMU:</text:span><text:span text:style-name="T10"> Tests is for SysEMU</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OPS:</text:span><text:span text:style-name="T10"> Tests involving operations on ops node</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MGMT:</text:span><text:span text:style-name="T10"> Tests involving operations on mgmt node</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FUNCTIONAL:</text:span><text:span text:style-name="T10"> Test case simply validates some functionality</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STRESS:</text:span><text:span text:style-name="T10"> Multiple/longer cycles of test to see if the test functionality remains consistent</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UNIT:</text:span><text:span text:style-name="T10"> Tests only part of system, e.g: one ioctl</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3" office:value-type="string" calcext:value-type="string" table:number-columns-spanned="1024" table:number-rows-spanned="1">
            <text:p><text:span text:style-name="T6">SYSTEM: </text:span><text:span text:style-name="T10">Tests multiple functionalities involved in a flow</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7">
          <table:table-cell table:style-name="ce63"/>
          <table:table-cell table:style-name="ce78" table:number-columns-repeated="2"/>
          <table:table-cell table:style-name="ce50"/>
          <table:table-cell table:style-name="ce95"/>
          <table:table-cell table:style-name="ce50"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6">
          <table:table-cell table:style-name="ce63" office:value-type="string" calcext:value-type="string">
            <text:p><text:span text:style-name="T6">Guidelines for test creators</text:span></text:p>
          </table:table-cell>
          <table:table-cell table:style-name="ce78" table:number-columns-repeated="2"/>
          <table:table-cell table:style-name="ce50"/>
          <table:table-cell table:style-name="ce95"/>
          <table:table-cell table:style-name="ce65" table:number-columns-repeated="2"/>
          <table:table-cell table:style-name="ce112" table:number-columns-repeated="27"/>
          <table:table-cell table:style-name="ce50" table:number-columns-repeated="990"/>
        </table:table-row>
        <table:table-row table:style-name="ro6">
          <table:table-cell table:style-name="ce64"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4"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4"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64"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78"/>
          <table:covered-table-cell table:number-columns-repeated="2" table:style-name="ce70"/>
          <table:covered-table-cell table:number-columns-repeated="2" table:style-name="ce65"/>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7">
          <table:table-cell table:style-name="ce65"/>
          <table:table-cell table:style-name="ce78" table:number-columns-repeated="2"/>
          <table:table-cell table:style-name="ce50"/>
          <table:table-cell table:style-name="ce95"/>
          <table:table-cell table:style-name="ce78"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50"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10"> System level testing of functionality provided by DM library. Includes both positive and negative testing.</text:span></text:p>
          </table:table-cell>
          <table:covered-table-cell table:number-columns-repeated="2" table:style-name="ce78"/>
          <table:covered-table-cell table:style-name="ce50"/>
          <table:covered-table-cell table:style-name="ce95"/>
          <table:covered-table-cell table:number-columns-repeated="2" table:style-name="ce50"/>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6">
          <table:table-cell table:style-name="ce31" office:value-type="string" calcext:value-type="string" table:number-columns-spanned="1024" table:number-rows-spanned="1">
            <text:p><text:span text:style-name="T6">Note:</text:span><text:span text:style-name="T10"> All tests listed in the plan shall be implemented and executed for PCIe driver environments.</text:span></text:p>
          </table:table-cell>
          <table:covered-table-cell table:number-columns-repeated="2" table:style-name="ce78"/>
          <table:covered-table-cell table:style-name="ce50"/>
          <table:covered-table-cell table:style-name="ce95"/>
          <table:covered-table-cell table:number-columns-repeated="2" table:style-name="ce50"/>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50"/>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78" table:number-columns-repeated="20"/>
          <table:table-cell table:style-name="ce50" table:number-columns-repeated="970"/>
        </table:table-row>
        <table:table-row table:style-name="ro13">
          <table:table-cell table:style-name="ce93" table:number-columns-repeated="2"/>
          <table:table-cell table:style-name="ce62" office:value-type="string" calcext:value-type="string">
            <text:p>DM Sync Services (Security/Negative Testing)</text:p>
          </table:table-cell>
          <table:table-cell table:style-name="ce93"/>
          <table:table-cell table:style-name="ce114" office:value-type="string" calcext:value-type="string">
            <text:p><text:span text:style-name="T11">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78" table:number-columns-repeated="2"/>
          <table:table-cell table:style-name="ce50" table:number-columns-repeated="1017"/>
        </table:table-row>
        <table:table-row table:style-name="ro12">
          <table:table-cell table:style-name="ce64" office:value-type="string" calcext:value-type="string">
            <text:p>SECURITY</text:p>
          </table:table-cell>
          <table:table-cell table:style-name="ce78" office:value-type="string" calcext:value-type="string" table:number-columns-spanned="1" table:number-rows-spanned="2">
            <text:p>SecurityTestDevMgmtApiGenericCmds.cpp</text:p>
          </table:table-cell>
          <table:table-cell table:style-name="ce50" office:value-type="string" calcext:value-type="string">
            <text:p>deviceManagement:SecurityTestDevMgmtApiGenericCmds.isUnsupportedService</text:p>
          </table:table-cell>
          <table:table-cell table:style-name="ce78"/>
          <table:table-cell table:style-name="ce74" office:value-type="string" calcext:value-type="string">
            <text:p><text:span text:style-name="T11">Error is returned if invalid arguments are passed (device node, command code, input buffer, output buffer, host latency and device latency)</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GenericCmds.testInvalidCmdCode</text:p>
          </table:table-cell>
          <table:table-cell table:style-name="ce50"/>
          <table:table-cell table:style-name="ce74" office:value-type="string" calcext:value-type="string">
            <text:p><text:span text:style-name="T11">Error is returned if command type is invali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table-cell table:style-name="ce78" office:value-type="string" calcext:value-type="string" table:number-columns-spanned="1" table:number-rows-spanned="6">
            <text:p>SecurityTestDevMgmtApiAssetTrackingCmds.cpp</text:p>
          </table:table-cell>
          <table:table-cell table:style-name="ce50" office:value-type="string" calcext:value-type="string">
            <text:p><text:span text:style-name="T12">deviceManagement:SecurityTestDevMgmtApiAssetTrackingCmds</text:span>.getModuleManufactureNameInvalidInputSize</text:p>
          </table:table-cell>
          <table:table-cell table:style-name="ce78"/>
          <table:table-cell table:style-name="ce74" office:value-type="string" calcext:value-type="string">
            <text:p><text:span text:style-name="T11">Error is returned if invalid input size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table:style-name="ce50" office:value-type="string" calcext:value-type="string">
            <text:p>deviceManagement:SecurityTestDevMgmtApiAssetTrackingCmds.getModuleManufactureNameInvalidOutputSize</text:p>
          </table:table-cell>
          <table:table-cell table:style-name="ce78"/>
          <table:table-cell table:style-name="ce74" office:value-type="string" calcext:value-type="string">
            <text:p><text:span text:style-name="T11">Error is returned if invalid output size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table:style-name="ce50" office:value-type="string" calcext:value-type="string">
            <text:p>deviceManagement:SecurityTestDevMgmtApiAssetTrackingCmds.getModuleManufactureNameInvalidDeviceNode</text:p>
          </table:table-cell>
          <table:table-cell table:style-name="ce78"/>
          <table:table-cell table:style-name="ce74" office:value-type="string" calcext:value-type="string">
            <text:p><text:span text:style-name="T11">Error is returned if invalid device node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table:style-name="ce50" office:value-type="string" calcext:value-type="string">
            <text:p>deviceManagement:SecurityTestDevMgmtApiAssetTrackingCmds.getModuleManufactureNameInvalidHostLatency</text:p>
          </table:table-cell>
          <table:table-cell table:style-name="ce78"/>
          <table:table-cell table:style-name="ce74" office:value-type="string" calcext:value-type="string">
            <text:p><text:span text:style-name="T11">Error is returned if invalid/null pointer for host latency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table:style-name="ce50" office:value-type="string" calcext:value-type="string">
            <text:p>deviceManagement:SecurityTestDevMgmtApiAssetTrackingCmds.getModuleManufactureNameInvalidDeviceLatency</text:p>
          </table:table-cell>
          <table:table-cell table:style-name="ce78"/>
          <table:table-cell table:style-name="ce74" office:value-type="string" calcext:value-type="string">
            <text:p><text:span text:style-name="T11">Error is returned if invalid/null pointer for device latency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table:style-name="ce50" office:value-type="string" calcext:value-type="string">
            <text:p>deviceManagement:SecurityTestDevMgmtApiAssetTrackingCmds.getModuleManufactureNameInvalidOutputBuffer</text:p>
          </table:table-cell>
          <table:table-cell table:style-name="ce78"/>
          <table:table-cell table:style-name="ce74" office:value-type="string" calcext:value-type="string">
            <text:p><text:span text:style-name="T11">Error is returned if invalid/null pointer to output buffer is passed while service command is of get type.</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2">
          <table:table-cell table:style-name="ce64" office:value-type="string" calcext:value-type="string">
            <text:p>SECURITY</text:p>
          </table:table-cell>
          <table:table-cell table:style-name="ce145" office:value-type="string" calcext:value-type="string" table:number-columns-spanned="1" table:number-rows-spanned="5">
            <text:p>SecurityTestDevMgmtApiThermalAndPowerMonitoringCmds.cpp</text:p>
          </table:table-cell>
          <table:table-cell table:style-name="ce50" office:value-type="string" calcext:value-type="string">
            <text:p>deviceManagement:SecurityTestDevMgmtApiThermalAndPowerMonitoringCmds.setModuleActivePowerManagementRange</text:p>
          </table:table-cell>
          <table:table-cell table:style-name="ce78"/>
          <table:table-cell table:style-name="ce74" office:value-type="string" calcext:value-type="string">
            <text:p><text:span text:style-name="T11">Check power state API with invalid state. </text:span><text:span text:style-name="T15">Error is returned by the DM lib when an invalid power state i.e state not defined in the enum POWER_STATE , is s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2">
          <table:table-cell table:style-name="ce64" office:value-type="string" calcext:value-type="string">
            <text:p>SECURITY</text:p>
          </table:table-cell>
          <table:covered-table-cell table:style-name="ce78"/>
          <table:table-cell table:style-name="ce50" office:value-type="string" calcext:value-type="string">
            <text:p>deviceManagement:SecurityTestDevMgmtApiThermalAndPowerMonitoringCmds.setModuleSetTemperatureThresholdRange</text:p>
          </table:table-cell>
          <table:table-cell table:style-name="ce78"/>
          <table:table-cell table:style-name="ce74" office:value-type="string" calcext:value-type="string">
            <text:p><text:span text:style-name="T11">Error is returned by the DM lib when a threshold is set which is outside of permissible range. The correct range is to be provided by the 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145"/>
          <table:table-cell table:style-name="ce50" office:value-type="string" calcext:value-type="string">
            <text:p>deviceManagement:SecurityTestDevMgmtApiThermalAndPowerMonitoringCmds.setModuleStaticTDPLevelRange</text:p>
          </table:table-cell>
          <table:table-cell table:style-name="ce78"/>
          <table:table-cell table:style-name="ce74" office:value-type="string" calcext:value-type="string">
            <text:p><text:span text:style-name="T11">Error is returned by the DM lib when an invalid static TDP level i.e. level  not defined in the enum TDP_LEVEL, is s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office:value-type="string" calcext:value-type="string">
            <text:p>deviceManagement:SecurityTestDevMgmtApiThermalAndPowerMonitoringCmds.setModuleActivePowerManagementRangeInvalidInputSize</text:p>
          </table:table-cell>
          <table:table-cell table:style-name="ce78"/>
          <table:table-cell table:style-name="ce74" office:value-type="string" calcext:value-type="string">
            <text:p>Error is returned if invalid input buffer size is passed while service command is of set type.</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table:style-name="ce50" office:value-type="string" calcext:value-type="string">
            <text:p>deviceManagement:SecurityTestDevMgmtApiThermalAndPowerMonitoringCmds.setModuleActivePowerManagementRangeInvalidInputBuffer</text:p>
          </table:table-cell>
          <table:table-cell table:style-name="ce78"/>
          <table:table-cell table:style-name="ce74" office:value-type="string" calcext:value-type="string">
            <text:p><text:span text:style-name="T11">Error is returned if invalid/null pointer to input buffer is passed while service command is of set type.</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50"/>
          <table:table-cell table:style-name="ce115" office:value-type="string" calcext:value-type="string">
            <text:p>Error is returned if invalid device node is passed</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HostLatency</text:p>
          </table:table-cell>
          <table:table-cell table:style-name="ce50"/>
          <table:table-cell table:style-name="ce74" office:value-type="string" calcext:value-type="string">
            <text:p>Error is returned if invalid/null pointer for host latency is passed</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DeviceLatency</text:p>
          </table:table-cell>
          <table:table-cell table:style-name="ce50"/>
          <table:table-cell table:style-name="ce115" office:value-type="string" calcext:value-type="string">
            <text:p>Error is returned if invalid/null pointer for device latency is passed</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Buffer</text:p>
          </table:table-cell>
          <table:table-cell table:style-name="ce50"/>
          <table:table-cell table:style-name="ce115" office:value-type="string" calcext:value-type="string">
            <text:p>Error is returned if invalid/null pointer to output buffer is passed while service command is of get type.</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Size</text:p>
          </table:table-cell>
          <table:table-cell table:style-name="ce50"/>
          <table:table-cell table:style-name="ce115" office:value-type="string" calcext:value-type="string">
            <text:p>Error is returned if invalid output size is passed</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table-cell table:style-name="ce87" office:value-type="string" calcext:value-type="string" table:number-columns-spanned="1" table:number-rows-spanned="21">
            <text:p>SecurityTestDevMgmtApiErrorControlCmds.cpp</text:p>
          </table:table-cell>
          <table:table-cell table:style-name="ce50" office:value-type="string" calcext:value-type="string">
            <text:p>deviceManagement:SecurityTestDevMgmtApiErrorControlCmds.setDDRECCCountInvalidInputBuffer</text:p>
          </table:table-cell>
          <table:table-cell table:style-name="ce50"/>
          <table:table-cell table:style-name="ce74" office:value-type="string" calcext:value-type="string">
            <text:p><text:span text:style-name="T11">Error is returned if invalid/null pointer to input buffer is passed while service command is of s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DDRECCCountInvalidInputSize</text:p>
          </table:table-cell>
          <table:table-cell table:style-name="ce50"/>
          <table:table-cell table:style-name="ce74" office:value-type="string" calcext:value-type="string">
            <text:p><text:span text:style-name="T11">Error is returned if input buffer size is passed while service command is of s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DDRECCCount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DDRECCCount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DDRECCCount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DDRECCCount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DDRECCCount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PCIEECCCountInvalidInputBuffer</text:p>
          </table:table-cell>
          <table:table-cell table:style-name="ce50"/>
          <table:table-cell table:style-name="ce74" office:value-type="string" calcext:value-type="string">
            <text:p><text:span text:style-name="T11">Error is returned if invalid/null pointer to input buffer is passed while service command is of s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PCIEECCountInvalidInputSize</text:p>
          </table:table-cell>
          <table:table-cell table:style-name="ce50"/>
          <table:table-cell table:style-name="ce74" office:value-type="string" calcext:value-type="string">
            <text:p><text:span text:style-name="T11">Error is returned if input buffer size is passed while service command is of s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PCIEECCount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PCIEECCount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PCIEECCount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PCIEECCount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PCIEECCount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SRAMECCCountInvalidInputBuffer</text:p>
          </table:table-cell>
          <table:table-cell table:style-name="ce50"/>
          <table:table-cell table:style-name="ce74" office:value-type="string" calcext:value-type="string">
            <text:p><text:span text:style-name="T11">Error is returned if invalid/null pointer to input buffer is passed while service command is of s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SRAMECCCountInvalidInputSize</text:p>
          </table:table-cell>
          <table:table-cell table:style-name="ce50"/>
          <table:table-cell table:style-name="ce74" office:value-type="string" calcext:value-type="string">
            <text:p><text:span text:style-name="T11">Error is returned if input buffer size is passed while service command is of s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SRAMECCount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SRAMECCount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SRAMECCount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SRAMECCount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ErrorControlCmds.setSRAMECCount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table-cell table:style-name="ce78" office:value-type="string" calcext:value-type="string" table:number-columns-spanned="1" table:number-rows-spanned="2">
            <text:p>SecurityTestDevMgmtApiLinkMgmtCmds.cpp</text:p>
          </table:table-cell>
          <table:table-cell table:style-name="ce50" office:value-type="string" calcext:value-type="string">
            <text:p>deviceManagement:SecurityTestDevMgmtApiLinkMgmtCmds.setPCIELinkSpeedToInvalidLinkSpeed</text:p>
          </table:table-cell>
          <table:table-cell table:style-name="ce78"/>
          <table:table-cell table:style-name="ce74" office:value-type="string" calcext:value-type="string">
            <text:p><text:span text:style-name="T11">Error is returned when  invalid PCIE link speed is s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table:style-name="ce50" office:value-type="string" calcext:value-type="string">
            <text:p>deviceManagement:SecurityTestDevMgmtApiLinkMgmtCmds.setPCIELaneWidthToInvalidLaneWidth</text:p>
          </table:table-cell>
          <table:table-cell table:style-name="ce78"/>
          <table:table-cell table:style-name="ce74" office:value-type="string" calcext:value-type="string">
            <text:p><text:span text:style-name="T11">Error is returned when  invalid PCIE lane width is s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table-cell table:style-name="ce87" office:value-type="string" calcext:value-type="string" table:number-columns-spanned="1" table:number-rows-spanned="36">
            <text:p>SecurityTestDevMgmtApiPerfMgmtCmds.cpp</text:p>
          </table:table-cell>
          <table:table-cell table:style-name="ce50" office:value-type="string" calcext:value-type="string">
            <text:p>deviceManagement:SecurityTestDevMgmtApiPerfMgmtCmds.getASICFrequencies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Frequencies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Frequencies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Frequencies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Frequencies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Bandwidth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Bandwidth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Bandwidth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Bandwidth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Bandwidth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CapacityUtilization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CapacityUtilization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CapacityUtilization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CapacityUtilization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DRAMCapacityUtilization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PerCoreDatapathUtilization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PerCoreDatapathUtilization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PerCoreDatapathUtilization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PerCoreDatapathUtilization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PerCoreDatapathUtilization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Utilization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Utilization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Utilization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Utilization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Utilization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Stalls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Stalls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Stalls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Stalls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Stalls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LatencyInvalidOutputSize</text:p>
          </table:table-cell>
          <table:table-cell table:style-name="ce50"/>
          <table:table-cell table:style-name="ce74" office:value-type="string" calcext:value-type="string">
            <text:p><text:span text:style-name="T11">Error is returned if invalid output siz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LatencyInvalidDeviceNode</text:p>
          </table:table-cell>
          <table:table-cell table:style-name="ce50"/>
          <table:table-cell table:style-name="ce74" office:value-type="string" calcext:value-type="string">
            <text:p><text:span text:style-name="T11">Error is returned if invalid device node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LatencyInvalidHostLatency</text:p>
          </table:table-cell>
          <table:table-cell table:style-name="ce50"/>
          <table:table-cell table:style-name="ce74" office:value-type="string" calcext:value-type="string">
            <text:p><text:span text:style-name="T11">Error is returned if invalid/null pointer for host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LatencyInvalidDeviceLatency</text:p>
          </table:table-cell>
          <table:table-cell table:style-name="ce50"/>
          <table:table-cell table:style-name="ce74" office:value-type="string" calcext:value-type="string">
            <text:p><text:span text:style-name="T11">Error is returned if invalid/null pointer for device latency is passed</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87"/>
          <table:table-cell table:style-name="ce50" office:value-type="string" calcext:value-type="string">
            <text:p>deviceManagement:SecurityTestDevMgmtApiPerfMgmtCmds.getASICLatencyInvalidOutputBuffer</text:p>
          </table:table-cell>
          <table:table-cell table:style-name="ce50"/>
          <table:table-cell table:style-name="ce74" office:value-type="string" calcext:value-type="string">
            <text:p><text:span text:style-name="T11">Error is returned if invalid/null pointer to output buffer is passed while service command is of get type.</text:span></text:p>
          </table:table-cell>
          <table:table-cell table:style-name="ce50"/>
          <table:table-cell table:style-name="ce164" table:content-validation-name="val1" office:value-type="string" calcext:value-type="string">
            <text:p>Done</text:p>
          </table:table-cell>
          <table:table-cell table:style-name="ce53" office:value-type="string" calcext:value-type="string">
            <text:p><text:span text:style-name="T6">Yes</text:span></text:p>
          </table:table-cell>
          <table:table-cell table:style-name="ce50" table:number-columns-repeated="1016"/>
        </table:table-row>
        <table:table-row table:style-name="ro10">
          <table:table-cell table:style-name="ce64" office:value-type="string" calcext:value-type="string">
            <text:p>SECURITY</text:p>
          </table:table-cell>
          <table:covered-table-cell table:style-name="ce78"/>
          <table:table-cell table:style-name="ce50" office:value-type="string" calcext:value-type="string">
            <text:p><text:span text:style-name="T12">deviceManagement:SecurityTestDevMgmtApiPerfMgmtCmds</text:span>.setModulePowerStateRangeInvalidInputBuffer</text:p>
          </table:table-cell>
          <table:table-cell table:style-name="ce78"/>
          <table:table-cell table:style-name="ce74" office:value-type="string" calcext:value-type="string">
            <text:p><text:span text:style-name="T11">Error is returned if invalid/null pointer to input buffer is passed while service command is of set type.</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5">
          <table:table-cell table:style-name="ce64"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50"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64" table:content-validation-name="val1" office:value-type="string" calcext:value-type="string">
            <text:p>Plan</text:p>
          </table:table-cell>
          <table:table-cell table:style-name="ce53" office:value-type="string" calcext:value-type="string">
            <text:p><text:span text:style-name="T6">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64" office:value-type="string" calcext:value-type="string">
            <text:p>SECURITY</text:p>
          </table:table-cell>
          <table:covered-table-cell/>
          <table:table-cell table:style-name="ce50"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64" table:content-validation-name="val1" office:value-type="string" calcext:value-type="string">
            <text:p>Plan</text:p>
          </table:table-cell>
          <table:table-cell table:style-name="ce53" office:value-type="string" calcext:value-type="string">
            <text:p><text:span text:style-name="T6">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64" office:value-type="string" calcext:value-type="string">
            <text:p>SECURITY</text:p>
          </table:table-cell>
          <table:covered-table-cell/>
          <table:table-cell table:style-name="ce113" office:value-type="string" calcext:value-type="string">
            <text:p><text:span text:style-name="T12">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64"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6">
          <table:table-cell table:style-name="ce64" office:value-type="string" calcext:value-type="string">
            <text:p>SECURITY</text:p>
          </table:table-cell>
          <table:covered-table-cell/>
          <table:table-cell table:style-name="ce113" office:value-type="string" calcext:value-type="string">
            <text:p><text:span text:style-name="T12">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64" table:content-validation-name="val1" office:value-type="string" calcext:value-type="string">
            <text:p>Plan</text:p>
          </table:table-cell>
          <table:table-cell table:style-name="ce49" office:value-type="string" calcext:value-type="string">
            <text:p>Yes</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7">
          <table:table-cell table:style-name="ce64"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64" table:content-validation-name="val1" office:value-type="string" calcext:value-type="string">
            <text:p>Plan</text:p>
          </table:table-cell>
          <table:table-cell table:style-name="ce53"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4"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64" table:content-validation-name="val1" office:value-type="string" calcext:value-type="string">
            <text:p>Plan</text:p>
          </table:table-cell>
          <table:table-cell table:style-name="ce53"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4"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64"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4" office:value-type="string" calcext:value-type="string">
            <text:p>SECURITY</text:p>
          </table:table-cell>
          <table:covered-table-cell/>
          <table:table-cell table:style-name="ce113" office:value-type="string" calcext:value-type="string">
            <text:p><text:span text:style-name="T12">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64" table:content-validation-name="val1" office:value-type="string" calcext:value-type="string">
            <text:p>Plan</text:p>
          </table:table-cell>
          <table:table-cell table:style-name="ce53"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4" office:value-type="string" calcext:value-type="string">
            <text:p>SECURITY</text:p>
          </table:table-cell>
          <table:covered-table-cell/>
          <table:table-cell table:style-name="ce50" office:value-type="string" calcext:value-type="string">
            <text:p><text:span text:style-name="T12">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64" table:content-validation-name="val1" office:value-type="string" calcext:value-type="string">
            <text:p>Plan</text:p>
          </table:table-cell>
          <table:table-cell table:style-name="ce53"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4" office:value-type="string" calcext:value-type="string">
            <text:p>SECURITY</text:p>
          </table:table-cell>
          <table:covered-table-cell/>
          <table:table-cell table:style-name="ce113" office:value-type="string" calcext:value-type="string">
            <text:p><text:span text:style-name="T12">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64"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7">
          <table:table-cell table:number-columns-repeated="2"/>
          <table:table-cell table:style-name="ce50"/>
          <table:table-cell table:number-columns-repeated="1021"/>
        </table:table-row>
        <table:table-row table:style-name="ro7" table:number-rows-repeated="20">
          <table:table-cell table:number-columns-repeated="1024"/>
        </table:table-row>
        <table:table-row table:style-name="ro7" table:number-rows-repeated="5">
          <table:table-cell table:style-name="ce84" table:number-columns-repeated="2"/>
          <table:table-cell table:style-name="ce50" table:number-columns-repeated="2"/>
          <table:table-cell table:style-name="ce95"/>
          <table:table-cell table:style-name="ce50"/>
          <table:table-cell table:style-name="ce78"/>
          <table:table-cell table:style-name="ce50" table:number-columns-repeated="1017"/>
        </table:table-row>
        <table:table-row table:style-name="ro7" table:number-rows-repeated="21">
          <table:table-cell table:number-columns-repeated="1024"/>
        </table:table-row>
        <table:table-row table:style-name="ro7" table:number-rows-repeated="15">
          <table:table-cell table:style-name="ce84" table:number-columns-repeated="2"/>
          <table:table-cell table:style-name="ce50" table:number-columns-repeated="2"/>
          <table:table-cell table:style-name="ce95"/>
          <table:table-cell table:style-name="ce50"/>
          <table:table-cell table:style-name="ce78"/>
          <table:table-cell table:style-name="ce50" table:number-columns-repeated="1017"/>
        </table:table-row>
        <table:table-row table:style-name="ro7">
          <table:table-cell table:style-name="ce87" table:number-columns-repeated="2"/>
          <table:table-cell table:style-name="ce50" table:number-columns-repeated="2"/>
          <table:table-cell table:style-name="ce74"/>
          <table:table-cell table:style-name="ce50"/>
          <table:table-cell table:style-name="ce78"/>
          <table:table-cell table:style-name="ce50" table:number-columns-repeated="1017"/>
        </table:table-row>
        <table:table-row table:style-name="ro7" table:number-rows-repeated="686">
          <table:table-cell table:style-name="ce84" table:number-columns-repeated="2"/>
          <table:table-cell table:style-name="ce50" table:number-columns-repeated="2"/>
          <table:table-cell table:style-name="ce95"/>
          <table:table-cell table:style-name="ce50"/>
          <table:table-cell table:style-name="ce78"/>
          <table:table-cell table:style-name="ce50" table:number-columns-repeated="1017"/>
        </table:table-row>
        <table:table-row table:style-name="ro14">
          <table:table-cell table:style-name="ce84" table:number-columns-repeated="2"/>
          <table:table-cell table:style-name="ce50" table:number-columns-repeated="2"/>
          <table:table-cell table:style-name="ce95"/>
          <table:table-cell table:style-name="ce50" table:number-columns-repeated="1019"/>
        </table:table-row>
        <table:table-row table:style-name="ro4">
          <table:table-cell table:style-name="ce84" table:number-columns-repeated="2"/>
          <table:table-cell table:style-name="ce50" table:number-columns-repeated="2"/>
          <table:table-cell table:style-name="ce95"/>
          <table:table-cell table:style-name="ce50" table:number-columns-repeated="1019"/>
        </table:table-row>
        <table:table-row table:style-name="ro9" table:number-rows-repeated="1047714">
          <table:table-cell table:number-columns-repeated="1024"/>
        </table:table-row>
        <table:table-row table:style-name="ro9">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8" table:number-columns-repeated="3"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0" table:default-cell-style-name="Default"/>
        <table:table-column table:style-name="co32" table:number-columns-repeated="31" table:default-cell-style-name="Default"/>
        <table:table-row table:style-name="ro18">
          <table:table-cell table:style-name="ce165" office:value-type="string" calcext:value-type="string" table:number-columns-spanned="5" table:number-rows-spanned="1">
            <text:p><text:span text:style-name="T6">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65" office:value-type="string" calcext:value-type="string" table:number-columns-spanned="5" table:number-rows-spanned="1">
            <text:p><text:span text:style-name="T6">Labels: </text:span><text:span text:style-name="T10">Labels are useful. ctest -L &lt;label&gt; executes all tests with label</text:span></text:p>
          </table:table-cell>
          <table:covered-table-cell table:style-name="ce170"/>
          <table:covered-table-cell table:style-name="ce165"/>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65" office:value-type="string" calcext:value-type="string" table:number-columns-spanned="5" table:number-rows-spanned="1">
            <text:p><text:span text:style-name="T16">FUNCTIONAL: </text:span><text:span text:style-name="T17">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65" office:value-type="string" calcext:value-type="string" table:number-columns-spanned="5" table:number-rows-spanned="1">
            <text:p><text:span text:style-name="T18">STRESS: </text:span><text:span text:style-name="T19">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65" office:value-type="string" calcext:value-type="string" table:number-columns-spanned="5" table:number-rows-spanned="1">
            <text:p><text:span text:style-name="T18">INTEGRATION: </text:span><text:span text:style-name="T19">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65" office:value-type="string" calcext:value-type="string" table:number-columns-spanned="5" table:number-rows-spanned="1">
            <text:p><text:span text:style-name="T18">SECURITY: </text:span><text:span text:style-name="T19">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65" office:value-type="string" calcext:value-type="string" table:number-columns-spanned="5" table:number-rows-spanned="1">
            <text:p>PERFORMANCE: <text:span text:style-name="T20">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65" office:value-type="string" calcext:value-type="string" table:number-columns-spanned="5" table:number-rows-spanned="1">
            <text:p><text:span text:style-name="T16">Test prefix: </text:span><text:span text:style-name="T17">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65" office:value-type="string" calcext:value-type="string" table:number-columns-spanned="5" table:number-rows-spanned="1">
            <text:p><text:span text:style-name="T18">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70" office:value-type="string" calcext:value-type="string" table:number-columns-spanned="5" table:number-rows-spanned="1">
            <text:p><text:span text:style-name="T21">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70" office:value-type="string" calcext:value-type="string" table:number-columns-spanned="5" table:number-rows-spanned="1">
            <text:p><text:span text:style-name="T21">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70" office:value-type="string" calcext:value-type="string" table:number-columns-spanned="5" table:number-rows-spanned="1">
            <text:p><text:span text:style-name="T21">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70" office:value-type="string" calcext:value-type="string" table:number-columns-spanned="5" table:number-rows-spanned="1">
            <text:p><text:span text:style-name="T21">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42"/>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20">
          <table:table-cell table:style-name="ce120" office:value-type="string" calcext:value-type="string" table:number-columns-spanned="5" table:number-rows-spanned="1">
            <text:p><text:span text:style-name="T6">Note:</text:span><text:span text:style-name="T10">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20">
          <table:table-cell table:style-name="ce121" office:value-type="string" calcext:value-type="string">
            <text:p><text:span text:style-name="T18">Test Labels</text:span></text:p>
          </table:table-cell>
          <table:table-cell table:style-name="ce121" office:value-type="string" calcext:value-type="string">
            <text:p><text:span text:style-name="T6">File Name</text:span></text:p>
          </table:table-cell>
          <table:table-cell table:style-name="ce121" office:value-type="string" calcext:value-type="string">
            <text:p><text:span text:style-name="T6">Test Tag: </text:span><text:span text:style-name="T10">&lt;TestPrefix&gt;:&lt;TestSuiteName&gt;.&lt;TestName&gt;</text:span></text:p>
          </table:table-cell>
          <table:table-cell table:style-name="ce121" office:value-type="string" calcext:value-type="string">
            <text:p><text:span text:style-name="T6">Test Case Description</text:span></text:p>
          </table:table-cell>
          <table:table-cell table:style-name="ce121" office:value-type="string" calcext:value-type="string">
            <text:p><text:span text:style-name="T6">Reference to Documentation</text:span></text:p>
          </table:table-cell>
          <table:table-cell table:style-name="ce121" office:value-type="string" calcext:value-type="string">
            <text:p><text:span text:style-name="T6">Status</text:span></text:p>
          </table:table-cell>
          <table:table-cell table:style-name="ce121" office:value-type="string" calcext:value-type="string">
            <text:p><text:span text:style-name="T6">Host </text:span></text:p>
          </table:table-cell>
          <table:table-cell table:style-name="ce121" table:number-columns-repeated="3"/>
          <table:table-cell table:style-name="ce121" office:value-type="string" calcext:value-type="string">
            <text:p><text:span text:style-name="T6">Blockers</text:span></text:p>
          </table:table-cell>
          <table:table-cell table:style-name="ce121" office:value-type="string" calcext:value-type="string">
            <text:p><text:span text:style-name="T6">Debug Hooks</text:span></text:p>
          </table:table-cell>
          <table:table-cell table:style-name="ce121" office:value-type="string" calcext:value-type="string">
            <text:p><text:span text:style-name="T6">Comments</text:span></text:p>
          </table:table-cell>
          <table:table-cell table:style-name="ce131" table:number-columns-repeated="2"/>
          <table:table-cell table:style-name="ce133" table:number-columns-repeated="18"/>
          <table:table-cell table:style-name="ce50" table:number-columns-repeated="31"/>
        </table:table-row>
        <table:table-row table:style-name="ro10">
          <table:table-cell table:style-name="ce143" office:value-type="string" calcext:value-type="string">
            <text:p>STRESS</text:p>
          </table:table-cell>
          <table:table-cell table:style-name="ce143"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80" table:content-validation-name="val1" office:value-type="string" calcext:value-type="string">
            <text:p>Plan</text:p>
          </table:table-cell>
          <table:table-cell table:style-name="ce142" table:number-columns-repeated="4"/>
          <table:table-cell table:style-name="ce142" office:value-type="string" calcext:value-type="string">
            <text:p>1. Hot-Reset support is required.</text:p>
          </table:table-cell>
          <table:table-cell table:style-name="ce142"/>
          <table:table-cell table:style-name="ce142" office:value-type="string" calcext:value-type="string">
            <text:p>To be run only on Silicon</text:p>
          </table:table-cell>
          <table:table-cell table:style-name="ce50"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1" table:number-rows-repeated="12">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9" table:number-rows-repeated="3">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1" table:number-rows-repeated="9">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1" table:number-rows-repeated="3">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1" table:number-rows-repeated="136">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21" table:number-rows-repeated="706">
          <table:table-cell table:style-name="ce143" table:number-columns-repeated="3"/>
          <table:table-cell table:style-name="ce126" table:number-columns-repeated="3"/>
          <table:table-cell table:style-name="ce143" table:number-columns-repeated="7"/>
          <table:table-cell table:style-name="ce50" table:number-columns-repeated="51"/>
        </table:table-row>
        <table:table-row table:style-name="ro4">
          <table:table-cell table:style-name="ce143" table:number-columns-repeated="13"/>
          <table:table-cell table:style-name="ce50" table:number-columns-repeated="51"/>
        </table:table-row>
        <table:table-row table:style-name="ro9" table:number-rows-repeated="1047672">
          <table:table-cell table:number-columns-repeated="64"/>
        </table:table-row>
        <table:table-row table:style-name="ro9">
          <table:table-cell table:number-columns-repeated="64"/>
        </table:table-row>
        <calcext:conditional-formats>
          <calcext:conditional-format calcext:target-range-address="Stress.F18:Stress.F18">
            <calcext:condition calcext:apply-style-name="dx_ce71" calcext:value="=&quot;Not in Plan&quot;" calcext:base-cell-address="Stress.F18"/>
          </calcext:conditional-format>
          <calcext:conditional-format calcext:target-range-address="Stress.F18:Stress.F18">
            <calcext:condition calcext:apply-style-name="dx_ce72" calcext:value="=&quot;Plan&quot;" calcext:base-cell-address="Stress.F18"/>
          </calcext:conditional-format>
          <calcext:conditional-format calcext:target-range-address="Stress.F18:Stress.F18">
            <calcext:condition calcext:apply-style-name="dx_ce73" calcext:value="=&quot;Done&quot;" calcext:base-cell-address="Stress.F18"/>
          </calcext:conditional-format>
        </calcext:conditional-formats>
      </table:table>
      <table:table table:name="OpsNodeDependent" table:style-name="ta4">
        <table:table-column table:style-name="co34" table:default-cell-style-name="ce63"/>
        <table:table-column table:style-name="co35" table:default-cell-style-name="ce78"/>
        <table:table-column table:style-name="co36" table:default-cell-style-name="ce78"/>
        <table:table-column table:style-name="co33" table:default-cell-style-name="ce70"/>
        <table:table-column table:style-name="co37" table:default-cell-style-name="ce70"/>
        <table:table-column table:style-name="co33" table:number-columns-repeated="2" table:default-cell-style-name="ce65"/>
        <table:table-column table:style-name="co33" table:number-columns-repeated="3" table:default-cell-style-name="ce108"/>
        <table:table-column table:style-name="co33" table:number-columns-repeated="4" table:default-cell-style-name="ce112"/>
        <table:table-column table:style-name="co33" table:default-cell-style-name="ce108"/>
        <table:table-column table:style-name="co33" table:number-columns-repeated="1009" table:default-cell-style-name="Default"/>
        <table:table-row table:style-name="ro9">
          <table:table-cell office:value-type="string" calcext:value-type="string">
            <text:p><text:span text:style-name="T6">Terminology</text:span></text:p>
          </table:table-cell>
          <table:table-cell table:number-columns-repeated="2"/>
          <table:table-cell table:style-name="ce22"/>
          <table:table-cell table:style-name="ce68"/>
          <table:table-cell table:number-columns-repeated="1019"/>
        </table:table-row>
        <table:table-row table:style-name="ro9">
          <table:table-cell office:value-type="string" calcext:value-type="string" table:number-columns-spanned="1024" table:number-rows-spanned="1">
            <text:p><text:span text:style-name="T6">Positive Testing:</text:span><text:span text:style-name="T10"> Tests that validate functionality of a given interface in response to expected input args, in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6">Negative Testing:</text:span><text:span text:style-name="T10"> Tests that validate functionality of a given interface in response to unexpected/ill-formatted input args, outside the scope of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6">Labels:</text:span><text:span text:style-name="T10"> Labels are useful. ctest -L &lt;label&gt; executes all tests with label</text:span></text:p>
          </table:table-cell>
          <table:covered-table-cell table:number-columns-repeated="2"/>
          <table:covered-table-cell table:style-name="ce64"/>
          <table:covered-table-cell table:style-name="ce63"/>
          <table:covered-table-cell table:number-columns-repeated="1019"/>
        </table:table-row>
        <table:table-row table:style-name="ro9">
          <table:table-cell table:style-name="ce64" office:value-type="string" calcext:value-type="string" table:number-columns-spanned="1024" table:number-rows-spanned="1">
            <text:p><text:span text:style-name="T6">PCIE:</text:span><text:span text:style-name="T10"> Tests is for etsoc1-pcie-driver</text:span></text:p>
          </table:table-cell>
          <table:covered-table-cell table:number-columns-repeated="1023"/>
        </table:table-row>
        <table:table-row table:style-name="ro9">
          <table:table-cell office:value-type="string" calcext:value-type="string" table:number-columns-spanned="1024" table:number-rows-spanned="1">
            <text:p><text:span text:style-name="T6">SYSEMU:</text:span><text:span text:style-name="T10"> Tests is for SysEMU</text:span></text:p>
          </table:table-cell>
          <table:covered-table-cell table:number-columns-repeated="1023"/>
        </table:table-row>
        <table:table-row table:style-name="ro9">
          <table:table-cell office:value-type="string" calcext:value-type="string" table:number-columns-spanned="1024" table:number-rows-spanned="1">
            <text:p><text:span text:style-name="T6">OPS:</text:span><text:span text:style-name="T10"> Tests involving operations on ops node</text:span></text:p>
          </table:table-cell>
          <table:covered-table-cell table:number-columns-repeated="1023"/>
        </table:table-row>
        <table:table-row table:style-name="ro9">
          <table:table-cell office:value-type="string" calcext:value-type="string" table:number-columns-spanned="1024" table:number-rows-spanned="1">
            <text:p><text:span text:style-name="T6">MGMT:</text:span><text:span text:style-name="T10"> Tests involving operations on mgmt node</text:span></text:p>
          </table:table-cell>
          <table:covered-table-cell table:number-columns-repeated="1023"/>
        </table:table-row>
        <table:table-row table:style-name="ro9">
          <table:table-cell office:value-type="string" calcext:value-type="string" table:number-columns-spanned="1024" table:number-rows-spanned="1">
            <text:p><text:span text:style-name="T6">FUNCTIONAL:</text:span><text:span text:style-name="T10"> Test case simply validates some functionality</text:span></text:p>
          </table:table-cell>
          <table:covered-table-cell table:number-columns-repeated="1023"/>
        </table:table-row>
        <table:table-row table:style-name="ro9">
          <table:table-cell office:value-type="string" calcext:value-type="string" table:number-columns-spanned="1024" table:number-rows-spanned="1">
            <text:p><text:span text:style-name="T6">STRESS:</text:span><text:span text:style-name="T10"> Multiple/longer cycles of test to see if the test functionality remains consistent</text:span></text:p>
          </table:table-cell>
          <table:covered-table-cell table:number-columns-repeated="1023"/>
        </table:table-row>
        <table:table-row table:style-name="ro9">
          <table:table-cell office:value-type="string" calcext:value-type="string" table:number-columns-spanned="1024" table:number-rows-spanned="1">
            <text:p><text:span text:style-name="T6">UNIT:</text:span><text:span text:style-name="T10"> Tests only part of system, e.g: one ioctl</text:span></text:p>
          </table:table-cell>
          <table:covered-table-cell table:number-columns-repeated="1023"/>
        </table:table-row>
        <table:table-row table:style-name="ro9">
          <table:table-cell office:value-type="string" calcext:value-type="string" table:number-columns-spanned="1024" table:number-rows-spanned="1">
            <text:p><text:span text:style-name="T6">SYSTEM: </text:span><text:span text:style-name="T10">Tests multiple functionalities involved in a flow</text:span></text:p>
          </table:table-cell>
          <table:covered-table-cell table:number-columns-repeated="1023"/>
        </table:table-row>
        <table:table-row table:style-name="ro9">
          <table:table-cell table:number-columns-repeated="3"/>
          <table:table-cell table:style-name="ce50"/>
          <table:table-cell table:style-name="ce95"/>
          <table:table-cell table:style-name="ce50" table:number-columns-repeated="2"/>
          <table:table-cell table:number-columns-repeated="1017"/>
        </table:table-row>
        <table:table-row table:style-name="ro9">
          <table:table-cell office:value-type="string" calcext:value-type="string">
            <text:p><text:span text:style-name="T6">Guidelines for test creators</text:span></text:p>
          </table:table-cell>
          <table:table-cell table:number-columns-repeated="2"/>
          <table:table-cell table:style-name="ce50"/>
          <table:table-cell table:style-name="ce95"/>
          <table:table-cell table:number-columns-repeated="2"/>
          <table:table-cell table:style-name="ce112" table:number-columns-repeated="3"/>
          <table:table-cell table:number-columns-repeated="4"/>
          <table:table-cell table:style-name="ce112"/>
          <table:table-cell table:number-columns-repeated="1009"/>
        </table:table-row>
        <table:table-row table:style-name="ro9">
          <table:table-cell table:style-name="ce64"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1023"/>
        </table:table-row>
        <table:table-row table:style-name="ro9">
          <table:table-cell table:style-name="ce64" office:value-type="string" calcext:value-type="string" table:number-columns-spanned="1024" table:number-rows-spanned="1">
            <text:p><text:span text:style-name="T11">Test Tag format: &lt;TestPrefix&gt;:&lt;TestSuiteName&gt;.&lt;testName&gt;</text:span></text:p>
          </table:table-cell>
          <table:covered-table-cell table:number-columns-repeated="1023"/>
        </table:table-row>
        <table:table-row table:style-name="ro9">
          <table:table-cell table:style-name="ce64"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1023"/>
        </table:table-row>
        <table:table-row table:style-name="ro9">
          <table:table-cell table:style-name="ce64" office:value-type="string" calcext:value-type="string" table:number-columns-spanned="1024" table:number-rows-spanned="1">
            <text:p><text:span text:style-name="T11">All test files within a repo will start with same test prefix</text:span></text:p>
          </table:table-cell>
          <table:covered-table-cell table:number-columns-repeated="1023"/>
        </table:table-row>
        <table:table-row table:style-name="ro9">
          <table:table-cell table:style-name="ce65"/>
          <table:table-cell table:number-columns-repeated="2"/>
          <table:table-cell table:style-name="ce50"/>
          <table:table-cell table:style-name="ce95"/>
          <table:table-cell table:style-name="ce78" table:number-columns-repeated="2"/>
          <table:table-cell table:number-columns-repeated="1017"/>
        </table:table-row>
        <table:table-row table:style-name="ro9">
          <table:table-cell table:style-name="ce30" office:value-type="string" calcext:value-type="string" table:number-columns-spanned="1024" table:number-rows-spanned="1">
            <text:p><text:span text:style-name="T6">System Functional Tests:</text:span><text:span text:style-name="T10"> System level testing of functionality provided by DM library. Includes both positive and negative testing.</text:span></text:p>
          </table:table-cell>
          <table:covered-table-cell table:number-columns-repeated="2"/>
          <table:covered-table-cell table:style-name="ce50"/>
          <table:covered-table-cell table:style-name="ce95"/>
          <table:covered-table-cell table:number-columns-repeated="2" table:style-name="ce50"/>
          <table:covered-table-cell table:number-columns-repeated="1017"/>
        </table:table-row>
        <table:table-row table:style-name="ro9">
          <table:table-cell table:style-name="ce31" office:value-type="string" calcext:value-type="string" table:number-columns-spanned="1024" table:number-rows-spanned="1">
            <text:p><text:span text:style-name="T6">Note:</text:span><text:span text:style-name="T10"> All tests listed in the plan shall be implemented and executed for PCIe driver environments.</text:span></text:p>
          </table:table-cell>
          <table:covered-table-cell table:number-columns-repeated="2"/>
          <table:covered-table-cell table:style-name="ce50"/>
          <table:covered-table-cell table:style-name="ce95"/>
          <table:covered-table-cell table:number-columns-repeated="2" table:style-name="ce50"/>
          <table:covered-table-cell table:number-columns-repeated="1017"/>
        </table:table-row>
        <table:table-row table:style-name="ro13">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table-cell table:number-columns-repeated="1009"/>
        </table:table-row>
        <table:table-row table:style-name="ro9">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10">
          <table:table-cell table:style-name="ce166" office:value-type="string" calcext:value-type="string" table:number-columns-spanned="1" table:number-rows-spanned="2">
            <text:p>OPS_NODE_DEPENDENT</text:p>
          </table:table-cell>
          <table:table-cell table:style-name="ce167" office:value-type="string" calcext:value-type="string" table:number-columns-spanned="1" table:number-rows-spanned="2">
            <text:p>OpsNodeDependentTestDevMgmtApiMMResetCmds.cpp</text:p>
          </table:table-cell>
          <table:table-cell table:style-name="ce64" office:value-type="string" calcext:value-type="string">
            <text:p>deviceManagement:OpsNodeDependentTestDevMgmtApiMMResetCmds.resetMM</text:p>
          </table:table-cell>
          <table:table-cell table:style-name="ce78"/>
          <table:table-cell table:style-name="ce168" office:value-type="string" calcext:value-type="string">
            <text:p>Reset the MM while Ops node is not open.</text:p>
          </table:table-cell>
          <table:table-cell table:style-name="ce78"/>
          <table:table-cell table:style-name="ce188" table:content-validation-name="val1" office:value-type="string" calcext:value-type="string">
            <text:p>Done</text:p>
          </table:table-cell>
          <table:table-cell table:style-name="ce49" office:value-type="string" calcext:value-type="string">
            <text:p><text:span text:style-name="T6">Yes</text:span></text:p>
          </table:table-cell>
          <table:table-cell table:number-columns-repeated="1016"/>
        </table:table-row>
        <table:table-row table:style-name="ro10">
          <table:covered-table-cell table:number-columns-repeated="2" table:style-name="Default"/>
          <table:table-cell table:style-name="ce117" office:value-type="string" calcext:value-type="string">
            <text:p>deviceManagement:OpsNodeDependentTestDevMgmtApiMMResetCmds.resetMMInvalidOpsNodePermission</text:p>
          </table:table-cell>
          <table:table-cell table:style-name="Default"/>
          <table:table-cell table:style-name="ce117" office:value-type="string" calcext:value-type="string">
            <text:p>Tries to reset MM while opening the Ops Node</text:p>
          </table:table-cell>
          <table:table-cell table:style-name="Default"/>
          <table:table-cell table:style-name="ce188" table:content-validation-name="val1" office:value-type="string" calcext:value-type="string">
            <text:p>Done</text:p>
          </table:table-cell>
          <table:table-cell table:style-name="ce49" office:value-type="string" calcext:value-type="string">
            <text:p><text:span text:style-name="T6">Yes</text:span></text:p>
          </table:table-cell>
          <table:table-cell table:style-name="Default" table:number-columns-repeated="7"/>
          <table:table-cell table:number-columns-repeated="1009"/>
        </table:table-row>
        <calcext:conditional-formats>
          <calcext:conditional-format calcext:target-range-address="OpsNodeDependent.G24:OpsNodeDependent.G25">
            <calcext:condition calcext:apply-style-name="dx_ce71" calcext:value="=&quot;Not in Plan&quot;" calcext:base-cell-address="OpsNodeDependent.G24"/>
          </calcext:conditional-format>
          <calcext:conditional-format calcext:target-range-address="OpsNodeDependent.G24:OpsNodeDependent.G25">
            <calcext:condition calcext:apply-style-name="dx_ce72" calcext:value="=&quot;Plan&quot;" calcext:base-cell-address="OpsNodeDependent.G24"/>
          </calcext:conditional-format>
          <calcext:conditional-format calcext:target-range-address="OpsNodeDependent.G24:OpsNodeDependent.G25">
            <calcext:condition calcext:apply-style-name="dx_ce73" calcext:value="=&quot;Done&quot;" calcext:base-cell-address="OpsNodeDependent.G2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62">
      <number:month number:textual="true"/>
      <number:text>-</number:text>
      <number:year/>
    </number:date-style>
    <number:number-style style:name="N161">
      <number:scientific-number number:decimal-places="1" number:min-decimal-places="1" number:min-integer-digits="1" number:min-exponent-digits="1" number:exponent-interval="3" number:forced-exponent-sign="true"/>
    </number:number-style>
    <number:date-style style:name="N160">
      <number:day/>
      <number:text>-</number:text>
      <number:month number:textual="true"/>
    </number:date-style>
    <number:date-style style:name="N156">
      <number:month/>
      <number:text>/</number:text>
      <number:day/>
      <number:text>/</number:text>
      <number:year number:style="long"/>
    </number:date-style>
    <number:currency-style style:name="N154P0" style:volatile="true">
      <number:currency-symbol/>
      <number:number number:decimal-places="2" number:min-decimal-places="2" number:min-integer-digits="1" number:grouping="true"/>
      <number:text> </number:text>
    </number:currency-style>
    <number:currency-style style:name="N154">
      <style:text-properties fo:color="#ff0000"/>
      <number:text>(</number:text>
      <number:currency-symbol/>
      <number:number number:decimal-places="2" number:min-decimal-places="2" number:min-integer-digits="1" number:grouping="true"/>
      <number:text>)</number:text>
      <style:map style:condition="value()&gt;=0" style:apply-style-name="N154P0"/>
    </number:currency-style>
    <number:currency-style style:name="N149P0" style:volatile="true">
      <number:currency-symbol/>
      <number:number number:decimal-places="2" number:min-decimal-places="2" number:min-integer-digits="1" number:grouping="true"/>
      <number:text> </number:text>
    </number:currency-style>
    <number:currency-style style:name="N149">
      <number:text>(</number:text>
      <number:currency-symbol/>
      <number:number number:decimal-places="2" number:min-decimal-places="2" number:min-integer-digits="1" number:grouping="true"/>
      <number:text>)</number:text>
      <style:map style:condition="value()&gt;=0" style:apply-style-name="N149P0"/>
    </number:currency-style>
    <number:currency-style style:name="N147P0" style:volatile="true">
      <number:currency-symbol/>
      <number:number number:decimal-places="0" number:min-decimal-places="0" number:min-integer-digits="1" number:grouping="true"/>
      <number:text> </number:text>
    </number:currency-style>
    <number:currency-style style:name="N147">
      <style:text-properties fo:color="#ff0000"/>
      <number:text>(</number:text>
      <number:currency-symbol/>
      <number:number number:decimal-places="0" number:min-decimal-places="0" number:min-integer-digits="1" number:grouping="true"/>
      <number:text>)</number:text>
      <style:map style:condition="value()&gt;=0" style:apply-style-name="N147P0"/>
    </number:currency-style>
    <number:currency-style style:name="N153P0" style:volatile="true">
      <number:currency-symbol/>
      <number:fill-character> </number:fill-character>
      <number:number number:decimal-places="2" number:min-decimal-places="2" number:min-integer-digits="1" number:grouping="true"/>
      <number:text> </number:text>
    </number:currency-style>
    <number:currency-style style:name="N153P1" style:volatile="true">
      <number:currency-symbol/>
      <number:fill-character> </number:fill-character>
      <number:text>(</number:text>
      <number:number number:decimal-places="2" number:min-decimal-places="2" number:min-integer-digits="1" number:grouping="true"/>
      <number:text>)</number:text>
    </number:currency-style>
    <number:currency-style style:name="N153P2" style:volatile="true">
      <number:currency-symbol/>
      <number:fill-character> </number:fill-character>
      <number:text>-</number:text>
      <number:number number:decimal-places="0" number:min-decimal-places="0" number:min-integer-digits="0"/>
      <number:text> </number:text>
    </number:currency-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 </number:text>
      <number:fill-character> </number:fill-character>
      <number:text>(</number:text>
      <number:number number:decimal-places="0" number:min-decimal-places="0" number:min-integer-digits="1" number:grouping="true"/>
      <number:text>)</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37">
      <number:hours/>
      <number:text>:</number:text>
      <number:minutes number:style="long"/>
      <number:text> </number:text>
      <number:am-pm/>
    </number:time-style>
    <number:time-style style:name="N155">
      <number:minutes number:style="long"/>
      <number:text>:</number:text>
      <number:seconds number:style="long"/>
    </number:time-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39P0" style:volatile="true">
      <number:text/>
    </number:number-style>
    <number:number-style style:name="N139P1" style:volatile="true">
      <number:text/>
    </number:number-style>
    <number:number-style style:name="N139">
      <number:text/>
      <style:map style:condition="value()&gt;0" style:apply-style-name="N139P0"/>
      <style:map style:condition="value()&lt;0" style:apply-style-name="N139P1"/>
    </number:number-style>
    <number:time-style style:name="N157" number:truncate-on-overflow="false">
      <number:hours/>
      <number:text>:</number:text>
      <number:minutes number:style="long"/>
      <number:text>:</number:text>
      <number:seconds number:style="long"/>
    </number:time-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number:text>
      <style:map style:condition="value()&gt;=0" style:apply-style-name="N128P0"/>
    </number:number-style>
    <number:date-style style:name="N158">
      <number:day/>
      <number:text>-</number:text>
      <number:month number:textual="true"/>
      <number:text>-</number:text>
      <number:year/>
    </number:date-style>
    <number:date-style style:name="N129">
      <number:month/>
      <number:text>/</number:text>
      <number:day/>
      <number:text>/</number:text>
      <number:year number:style="long"/>
      <number:text> </number:text>
      <number:hours/>
      <number:text>:</number:text>
      <number:minutes number:style="long"/>
    </number:date-style>
    <number:time-style style:name="N159">
      <number:minutes number:style="long"/>
      <number:text>:</number:text>
      <number:seconds number:style="long" number:decimal-places="1"/>
    </number:time-style>
    <number:time-style style:name="N130">
      <number:hours/>
      <number:text>:</number:text>
      <number:minutes number:style="long"/>
      <number:text>:</number:text>
      <number:seconds number:style="long"/>
    </number:time-style>
    <number:time-style style:name="N163">
      <number:hours/>
      <number:text>:</number:text>
      <number:minutes number:style="long"/>
      <number:text>:</number:text>
      <number:seconds number:style="long"/>
      <number:text> </number:text>
      <number:am-pm/>
    </number:time-style>
    <number:currency-style style:name="N134P0" style:volatile="true">
      <number:currency-symbol/>
      <number:fill-character> </number:fill-character>
      <number:number number:decimal-places="0" number:min-decimal-places="0" number:min-integer-digits="1" number:grouping="true"/>
      <number:text> </number:text>
    </number:currency-style>
    <number:currency-style style:name="N134P1" style:volatile="true">
      <number:currency-symbol/>
      <number:fill-character> </number:fill-character>
      <number:text>(</number:text>
      <number:number number:decimal-places="0" number:min-decimal-places="0" number:min-integer-digits="1" number:grouping="true"/>
      <number:text>)</number:text>
    </number:currency-style>
    <number:currency-style style:name="N134P2" style:volatile="true">
      <number:currency-symbol/>
      <number:fill-character> </number:fill-character>
      <number:text>- </number:text>
    </number:currency-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date-style style:name="N135">
      <number:month number:style="long"/>
      <number:text>-</number:text>
      <number:day number:style="long"/>
      <number:text>-</number:text>
      <number:year/>
    </number:date-style>
    <number:date-style style:name="N136">
      <number:month/>
      <number:text>-</number:text>
      <number:day/>
      <number:text>-</number:text>
      <number:year number:style="long"/>
    </number:date-style>
    <number:time-style style:name="N140">
      <number:hours/>
      <number:text>:</number:text>
      <number:minutes number:style="long"/>
    </number:time-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text>(</number:text>
      <number:number number:decimal-places="2" number:min-decimal-places="2" number:min-integer-digits="1" number:grouping="true"/>
      <number:text>)</number:text>
    </number:number-style>
    <number:number-style style:name="N144P2" style:volatile="true">
      <number:text>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6P0" style:volatile="true">
      <number:currency-symbol/>
      <number:number number:decimal-places="0" number:min-decimal-places="0" number:min-integer-digits="1" number:grouping="true"/>
      <number:text> </number:text>
    </number:currency-style>
    <number:currency-style style:name="N146">
      <number:text>(</number:text>
      <number:currency-symbol/>
      <number:number number:decimal-places="0" number:min-decimal-places="0" number:min-integer-digits="1" number:grouping="true"/>
      <number:text>)</number:text>
      <style:map style:condition="value()&gt;=0" style:apply-style-name="N146P0"/>
    </number:currency-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style:style style:name="MT1" style:family="text">
      <style:text-properties fo:color="#000000" loext:opacity="100%" style:font-name="-" fo:font-size="44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asterPage1"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09-01">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style:master-page style:name="MasterPage2"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09-01">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style:master-page style:name="MasterPage3"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09-01">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meta:initial-creator/>
    <meta:creation-date/>
    <meta:editing-cycles>12</meta:editing-cycles>
    <meta:editing-duration>PT7H22M48S</meta:editing-duration>
    <dc:date>2022-09-01T21:23:33.367239583</dc:date>
    <meta:document-statistic meta:table-count="7" meta:cell-count="1006" meta:object-count="0"/>
  </office:meta>
</office:document-meta>
</file>